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</office:font-face-decls>
  <office:automatic-styles>
    <style:style style:name="P1" style:family="paragraph" style:parent-style-name="Standard">
      <style:text-properties style:font-name="Courier New" fo:font-size="5.0pt" fo:color="#262626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*</text:span></text:p>
      <text:p text:style-name="P1"><text:span text:style-name="T1">E</text:span></text:p>
      <text:p text:style-name="P1"><text:span text:style-name="T1"/></text:p>
      <text:p text:style-name="P1"><text:span text:style-name="T1">PALOS VERDES ESTATES</text:span></text:p>
      <text:p text:style-name="P1"><text:span text:style-name="T1">CIVIC PROBLEMS</text:span></text:p>
      <text:p text:style-name="P1"><text:span text:style-name="T1">1930</text:span></text:p>
      <text:p text:style-name="P1"><text:span text:style-name="T1">TABLE OF CONTENTS</text:span></text:p>
      <text:p text:style-name="P1"><text:span text:style-name="T1"/></text:p>
      <text:p text:style-name="P1"><text:span text:style-name="T1">Page</text:span></text:p>
      <text:p text:style-name="P1"><text:span text:style-name="T1">Introductory ¥ S RSN R B</text:span></text:p>
      <text:p text:style-name="P1"><text:span text:style-name="T1">Questions 3 3</text:span></text:p>
      <text:p text:style-name="P1"><text:span text:style-name="T1">Solution 3</text:span></text:p>
      <text:p text:style-name="P1"><text:span text:style-name="T1">Vital VQUAENIONSA. . fu ot QU R e S S St R R 3</text:span></text:p>
      <text:p text:style-name="P1"><text:span text:style-name="T1">Present and P:)ssi~ Governing Bodies—</text:span></text:p>
      <text:p text:style-name="P1"><text:span text:style-name="T1">I—ThLe Palos Verdes Homes Association—</text:span></text:p>
      <text:p text:style-name="P1"><text:span text:style-name="T1">Taxes b/ L BRI S SRR T LA e i 4</text:span></text:p>
      <text:p text:style-name="P1"><text:span text:style-name="T1">Organization—</text:span></text:p>
      <text:p text:style-name="P1"><text:span text:style-name="T1">1. The Board of Directors. aliia s iiiind % 5</text:span></text:p>
      <text:p text:style-name="P1"><text:span text:style-name="T1">2. The Palos Verdes Art Jury........ ; L g</text:span></text:p>
      <text:p text:style-name="P1"><text:span text:style-name="T1">8 "The'Palos Yerdes Poliee Departifient ..ol i, . vl 20l L e L8</text:span></text:p>
      <text:p text:style-name="P1"><text:span text:style-name="T1">4. The Palos Verdes Fire Department. 7</text:span></text:p>
      <text:p text:style-name="P1"><text:span text:style-name="T1">POWOrs diuci.., 7</text:span></text:p>
      <text:p text:style-name="P1"><text:span text:style-name="T1">Disadvantages ....... 5 g 7</text:span></text:p>
      <text:p text:style-name="P1"><text:span text:style-name="T1">Conclusions - RS 7</text:span></text:p>
      <text:p text:style-name="P1"><text:span text:style-name="T1">II—The District Systems—</text:span></text:p>
      <text:p text:style-name="P1"><text:span text:style-name="T1">Park District—</text:span></text:p>
      <text:p text:style-name="P1"><text:span text:style-name="T1">Formationiol District..lis . i i Eal e it i R S *</text:span></text:p>
      <text:p text:style-name="P1"><text:span text:style-name="T1">Organization A EE R ST Ay ., x</text:span></text:p>
      <text:p text:style-name="P1"><text:span text:style-name="T1">Powers S</text:span></text:p>
      <text:p text:style-name="P1"><text:span text:style-name="T1">Taxes 9</text:span></text:p>
      <text:p text:style-name="P1"><text:span text:style-name="T1">Disadvantages and Conclusions 9</text:span></text:p>
      <text:p text:style-name="P1"><text:span text:style-name="T1">Police District—</text:span></text:p>
      <text:p text:style-name="P1"><text:span text:style-name="T1">Formation of District... 9</text:span></text:p>
      <text:p text:style-name="P1"><text:span text:style-name="T1">Taxes 9</text:span></text:p>
      <text:p text:style-name="P1"><text:span text:style-name="T1">Disadvantages and Conclusions 9</text:span></text:p>
      <text:p text:style-name="P1"><text:span text:style-name="T1"/></text:p>
      <text:p text:style-name="P1"><text:span text:style-name="T1">Fire District—</text:span></text:p>
      <text:p text:style-name="P1"><text:span text:style-name="T1">Formation of District [ o Ml L</text:span></text:p>
      <text:p text:style-name="P1"><text:span text:style-name="T1">Taxes Kol</text:span></text:p>
      <text:p text:style-name="P1"><text:span text:style-name="T1">Disadvantages and Concluslons ______</text:span></text:p>
      <text:p text:style-name="P1"><text:span text:style-name="T1">III—The City of the Sixth Class— |</text:span></text:p>
      <text:p text:style-name="P1"><text:span text:style-name="T1"/></text:p>
      <text:p text:style-name="P1"><text:span text:style-name="T1">Taxes i</text:span></text:p>
      <text:p text:style-name="P1"><text:span text:style-name="T1">Organization ...</text:span></text:p>
      <text:p text:style-name="P1"><text:span text:style-name="T1">Fowers ..</text:span></text:p>
      <text:p text:style-name="P1"><text:span text:style-name="T1">Streets and Roads..........</text:span></text:p>
      <text:p text:style-name="P1"><text:span text:style-name="T1">Police and Fire Departments....</text:span></text:p>
      <text:p text:style-name="P1"><text:span text:style-name="T1">Police Court 2</text:span></text:p>
      <text:p text:style-name="P1"><text:span text:style-name="T1"/></text:p>
      <text:p text:style-name="P1"><text:span text:style-name="T1">Bonds</text:span></text:p>
      <text:p text:style-name="P1"><text:span text:style-name="T1">Schools .. .</text:span></text:p>
      <text:p text:style-name="P1"><text:span text:style-name="T1">Semi-private Property</text:span></text:p>
      <text:p text:style-name="P1"><text:span text:style-name="T1">Miraleste ..</text:span></text:p>
      <text:p text:style-name="P1"><text:span text:style-name="T1">Disadvantages of a City........</text:span></text:p>
      <text:p text:style-name="P1"><text:span text:style-name="T1">Conclusions X</text:span></text:p>
      <text:p text:style-name="P1"><text:span text:style-name="T1">Comparison of Tax Rates..</text:span></text:p>
      <text:p text:style-name="P1"><text:span text:style-name="T1"/></text:p>
      <text:p text:style-name="P1"><text:span text:style-name="T1">Figures and Data—</text:span></text:p>
      <text:p text:style-name="P1"><text:span text:style-name="T1">Revenue and Budgets......</text:span></text:p>
      <text:p text:style-name="P1"><text:span text:style-name="T1">Detailed Opera.tihg Expendltures...</text:span></text:p>
      <text:p text:style-name="P1"><text:span text:style-name="T1">Per Capita Population COmparison</text:span></text:p>
      <text:p text:style-name="P1"><text:span text:style-name="T1">Economy ‘</text:span></text:p>
      <text:p text:style-name="P1"><text:span text:style-name="T1">ConclUBIONS L1 . s 8L</text:span></text:p>
      <text:p text:style-name="P1"><text:span text:style-name="T1"/></text:p>
      <text:p text:style-name="P1"><text:span text:style-name="T1">-</text:span></text:p>
      <text:p text:style-name="P1"><text:span text:style-name="T1">PREFACE</text:span></text:p>
      <text:p text:style-name="P1"><text:span text:style-name="T1"/></text:p>
      <text:p text:style-name="P1"><text:span text:style-name="T1">W’</text:span></text:p>
      <text:p text:style-name="P1"><text:span text:style-name="T1">ROM the beginning of the Palos Verdes Homes Association</text:span></text:p>
      <text:p text:style-name="P1"><text:span text:style-name="T1">until about two years ago, a majority of the residents of</text:span></text:p>
      <text:p text:style-name="P1"><text:span text:style-name="T1">Palos Verdes knew very little about the administration of</text:span></text:p>
      <text:p text:style-name="P1"><text:span text:style-name="T1">local governmental affairs. The cause of this almost total ignor-</text:span></text:p>
      <text:p text:style-name="P1"><text:span text:style-name="T1">ance on the part of so many residents concerning local matters is</text:span></text:p>
      <text:p text:style-name="P1"><text:span text:style-name="T1">immaterial at this time. The main point is that our residents have</text:span></text:p>
      <text:p text:style-name="P1"><text:span text:style-name="T1">now been awakened to find themselves face to face with a serious</text:span></text:p>
      <text:p text:style-name="P1"><text:span text:style-name="T1">local problem, THE LOSS OF THEIR COMMUNITY PROPERTY.</text:span></text:p>
      <text:p text:style-name="P1"><text:span text:style-name="T1">Quite naturally, those who are sincerely interested in the future</text:span></text:p>
      <text:p text:style-name="P1"><text:span text:style-name="T1">welfare of our community wish to acquaint themselves with authen-</text:span></text:p>
      <text:p text:style-name="P1"><text:span text:style-name="T1">tic facts relating to our problems in order to help work out the best</text:span></text:p>
      <text:p text:style-name="P1"><text:span text:style-name="T1">solution.</text:span></text:p>
      <text:p text:style-name="P1"><text:span text:style-name="T1"/></text:p>
      <text:p text:style-name="P1"><text:span text:style-name="T1">A considerable number of residents, including some past and pres-</text:span></text:p>
      <text:p text:style-name="P1"><text:span text:style-name="T1">ent members of the board of the Homes Association, recognized cer-</text:span></text:p>
      <text:p text:style-name="P1"><text:span text:style-name="T1">tain problems relating to our local government and set about to study</text:span></text:p>
      <text:p text:style-name="P1"><text:span text:style-name="T1">thoroughly the entire subject in the hope of finding the best way to</text:span></text:p>
      <text:p text:style-name="P1"><text:span text:style-name="T1">preserve and further the ideals of our community. An almost unbe-</text:span></text:p>
      <text:p text:style-name="P1"><text:span text:style-name="T1">lievable amount of effort has been directed toward the accumulation</text:span></text:p>
      <text:p text:style-name="P1"><text:span text:style-name="T1">of facts, and many citizens have contributed both time and funds to</text:span></text:p>
      <text:p text:style-name="P1"><text:span text:style-name="T1">accomplish the research needed. Realizing that it is impractical for</text:span></text:p>
      <text:p text:style-name="P1"><text:span text:style-name="T1">every interested individual to peruse Homes Association accountis</text:span></text:p>
      <text:p text:style-name="P1"><text:span text:style-name="T1">and records, visit the County Road Department offices, consult with</text:span></text:p>
      <text:p text:style-name="P1"><text:span text:style-name="T1">County Sheriff’s representatives, receive advice from the County Su-</text:span></text:p>
      <text:p text:style-name="P1"><text:span text:style-name="T1">pervisors, study the California Statutes, and perform the large num-</text:span></text:p>
      <text:p text:style-name="P1"><text:span text:style-name="T1">ber of tasks required to develop reliable information, it is believed</text:span></text:p>
      <text:p text:style-name="P1"><text:span text:style-name="T1">desirable to represent the most pertinent facts in printed form.</text:span></text:p>
      <text:p text:style-name="P1"><text:span text:style-name="T1"/></text:p>
      <text:p text:style-name="P1"><text:span text:style-name="T1">It is therefore, for the purpose of supplying the facts required,</text:span></text:p>
      <text:p text:style-name="P1"><text:span text:style-name="T1">to answer the many questions raised in the present endeavor to in-</text:span></text:p>
      <text:p text:style-name="P1"><text:span text:style-name="T1">corporate Palos Verdes Estates into a City of the Sixth Class under</text:span></text:p>
      <text:p text:style-name="P1"><text:span text:style-name="T1">California law, that the following booklet ig presented.</text:span></text:p>
      <text:p text:style-name="P1"><text:span text:style-name="T1"/></text:p>
      <text:p text:style-name="P1"><text:span text:style-name="T1">Now that the date of the election has been set, Deecmber 9, 1939.</text:span></text:p>
      <text:p text:style-name="P1"><text:span text:style-name="T1">to determine whether the people wish to incorporate, it is the desire</text:span></text:p>
      <text:p text:style-name="P1"><text:span text:style-name="T1">of those who have worked for an election io decide this question by</text:span></text:p>
      <text:p text:style-name="P1"><text:span text:style-name="T1">American methods. We have procured this privilege for our citizens</text:span></text:p>
      <text:p text:style-name="P1"><text:span text:style-name="T1">against almost unbelievable obstacles placed in the way by those</text:span></text:p>
      <text:p text:style-name="P1"><text:span text:style-name="T1">who wished to scitle the question negatively by denying us the right</text:span></text:p>
      <text:p text:style-name="P1"><text:span text:style-name="T1">of an electicn. Every resident in our community should familiarize</text:span></text:p>
      <text:p text:style-name="P1"><text:span text:style-name="T1">nimself with the authentic facts and decide this question according</text:span></text:p>
      <text:p text:style-name="P1"><text:span text:style-name="T1">to his own conclusions.</text:span></text:p>
      <text:p text:style-name="P1"><text:span text:style-name="T1"/></text:p>
      <text:p text:style-name="P1"><text:span text:style-name="T1">Page One</text:span></text:p>
      <text:p text:style-name="P1"><text:span text:style-name="T1">Why Should Palos Verdes Estates Incorpb-</text:span></text:p>
      <text:p text:style-name="P1"><text:span text:style-name="T1">rate as an American City of the Sixth Class?</text:span></text:p>
      <text:p text:style-name="P1"><text:span text:style-name="T1"/></text:p>
      <text:p text:style-name="P1"><text:span text:style-name="T1">HE PROPOSAL to incorporate the community of Palos Verdes</text:span></text:p>
      <text:p text:style-name="P1"><text:span text:style-name="T1">Estates into a City of the Sixth-Class is not a new scheme which</text:span></text:p>
      <text:p text:style-name="P1"><text:span text:style-name="T1"/></text:p>
      <text:p text:style-name="P1"><text:span text:style-name="T1">has been devised recently, but is a natural consequence ot</text:span></text:p>
      <text:p text:style-name="P1"><text:span text:style-name="T1">growth and development in our community as well as in others. The</text:span></text:p>
      <text:p text:style-name="P1"><text:span text:style-name="T1">question of incorporation has been thought of at various times dur-</text:span></text:p>
      <text:p text:style-name="P1"><text:span text:style-name="T1">ing the last eight or ten years, but those who were in the best posi-</text:span></text:p>
      <text:p text:style-name="P1"><text:span text:style-name="T1">tion to determine community policy felt that the time had not yet ar-</text:span></text:p>
      <text:p text:style-name="P1"><text:span text:style-name="T1">rived for incorporation. Just to what extent this opinion was influ-</text:span></text:p>
      <text:p text:style-name="P1"><text:span text:style-name="T1">enced by the real estate interests, who had the voting power to dom-</text:span></text:p>
      <text:p text:style-name="P1"><text:span text:style-name="T1">inate the Homes Association, is a question which cannot be an-</text:span></text:p>
      <text:p text:style-name="P1"><text:span text:style-name="T1">swered. We are coutent to dismiss without eriticism this ard</text:span></text:p>
      <text:p text:style-name="P1"><text:span text:style-name="T1">other questions regarding the factors influencing previous opinions</text:span></text:p>
      <text:p text:style-name="P1"><text:span text:style-name="T1">concerning the advisability of incorporation, and devocte our atten-</text:span></text:p>
      <text:p text:style-name="P1"><text:span text:style-name="T1">tion to the situation as it actually exists today in October, 1939, 1t</text:span></text:p>
      <text:p text:style-name="P1"><text:span text:style-name="T1">was reasonable in earlier years, when the community was not sufli-</text:span></text:p>
      <text:p text:style-name="P1"><text:span text:style-name="T1">ciently developed for the usual form of city government to be either</text:span></text:p>
      <text:p text:style-name="P1"><text:span text:style-name="T1">legal or practical, that the Homes Association “bridge the gap of</text:span></text:p>
      <text:p text:style-name="P1"><text:span text:style-name="T1">time from the beginning of tiie project until there were enough pec-</text:span></text:p>
      <text:p text:style-name="P1"><text:span text:style-name="T1">ple under State law to organize the ordinary forms of American gCv-~</text:span></text:p>
      <text:p text:style-name="P1"><text:span text:style-name="T1">ernment,” according to.the intention set rorth in the second para-</text:span></text:p>
      <text:p text:style-name="P1"><text:span text:style-name="T1">graph, page six of our present “Protective Restrictions for Palos</text:span></text:p>
      <text:p text:style-name="P1"><text:span text:style-name="T1">Verdes Estates.” That gap of time has long since passed, and we</text:span></text:p>
      <text:p text:style-name="P1"><text:span text:style-name="T1">are now faced with the ever increasing needs of a growing commu-</text:span></text:p>
      <text:p text:style-name="P1"><text:span text:style-name="T1">nity. s i |</text:span></text:p>
      <text:p text:style-name="P1"><text:span text:style-name="T1"/></text:p>
      <text:p text:style-name="P1"><text:span text:style-name="T1">Without intention of criticizing the past for its own sake, we</text:span></text:p>
      <text:p text:style-name="P1"><text:span text:style-name="T1">wish to set forth in clear form the need for incorporating the com-</text:span></text:p>
      <text:p text:style-name="P1"><text:span text:style-name="T1">munity of Palos Verdes Estates into a City under the laws of the</text:span></text:p>
      <text:p text:style-name="P1"><text:span text:style-name="T1">State of California,</text:span></text:p>
      <text:p text:style-name="P1"><text:span text:style-name="T1"/></text:p>
      <text:p text:style-name="P1"><text:span text:style-name="T1">Under the California statute, a minimum of five hundred resi-</text:span></text:p>
      <text:p text:style-name="P1"><text:span text:style-name="T1">dents is required for a given area to incorporate as a City of the</text:span></text:p>
      <text:p text:style-name="P1"><text:span text:style-name="T1">Sixth Class. The present population of the area proposed for in-</text:span></text:p>
      <text:p text:style-name="P1"><text:span text:style-name="T1">corporation is rather accurately estimated as being between eleven</text:span></text:p>
      <text:p text:style-name="P1"><text:span text:style-name="T1">and twelve hundred, with a total assessed valuation of land and im-</text:span></text:p>
      <text:p text:style-name="P1"><text:span text:style-name="T1">provements of $2,627,320, according to Homes Association rec-</text:span></text:p>
      <text:p text:style-name="P1"><text:span text:style-name="T1">ords. With two years cof building construction to be added to</text:span></text:p>
      <text:p text:style-name="P1"><text:span text:style-name="T1">the assessed valuation by the time the city functions, the assessed</text:span></text:p>
      <text:p text:style-name="P1"><text:span text:style-name="T1">valuation will be $2,827,320. (Taken from HOMES ASSOCIATION</text:span></text:p>
      <text:p text:style-name="P1"><text:span text:style-name="T1">RIECORDS and county tax bills.) Approximately $200,000 of new con-</text:span></text:p>
      <text:p text:style-name="P1"><text:span text:style-name="T1">struction is being built annually. Within the next five years our</text:span></text:p>
      <text:p text:style-name="P1"><text:span text:style-name="T1">population is expected to pass the two thousand mark, and assessed</text:span></text:p>
      <text:p text:style-name="P1"><text:span text:style-name="T1">valuation of over $3,500,000. On account of Palos Verdes being a</text:span></text:p>
      <text:p text:style-name="P1"><text:span text:style-name="T1">restricted residential area and the class of development which has</text:span></text:p>
      <text:p text:style-name="P1"><text:span text:style-name="T1">taken place, our assessed property valuation is larger than numerous</text:span></text:p>
      <text:p text:style-name="P1"><text:span text:style-name="T1">incorporated cities with an even greater population or incorporated</text:span></text:p>
      <text:p text:style-name="P1"><text:span text:style-name="T1">area. Therefore, it appears that the incorporation and administra-</text:span></text:p>
      <text:p text:style-name="P1"><text:span text:style-name="T1">tion of our city under the California laws is both a legal and prac-</text:span></text:p>
      <text:p text:style-name="P1"><text:span text:style-name="T1">tical proposal.</text:span></text:p>
      <text:p text:style-name="P1"><text:span text:style-name="T1"/></text:p>
      <text:p text:style-name="P1"><text:span text:style-name="T1">Cursory studies and superficial predictions, however, should</text:span></text:p>
      <text:p text:style-name="P1"><text:span text:style-name="T1">carry no weight in deciding a matter of such importance, and the</text:span></text:p>
      <text:p text:style-name="P1"><text:span text:style-name="T1">conclusions presented in this booklet have been reached only after</text:span></text:p>
      <text:p text:style-name="P1"><text:span text:style-name="T1"/></text:p>
      <text:p text:style-name="P1"><text:span text:style-name="T1">Page Two</text:span></text:p>
      <text:p text:style-name="P1"><text:span text:style-name="T1"/></text:p>
      <text:p text:style-name="P1"><text:span text:style-name="T1">the most thorough and painstaking research to develop facts and</text:span></text:p>
      <text:p text:style-name="P1"><text:span text:style-name="T1">accurate figures. As stated in the Preface, this research has been</text:span></text:p>
      <text:p text:style-name="P1"><text:span text:style-name="T1">accomplished not by the efforts of a few individuals, but by the aid</text:span></text:p>
      <text:p text:style-name="P1"><text:span text:style-name="T1">of a large number of residents striving earnestly and honestly to de-</text:span></text:p>
      <text:p text:style-name="P1"><text:span text:style-name="T1">termine the facts upon which an impartial decision can be made.</text:span></text:p>
      <text:p text:style-name="P1"><text:span text:style-name="T1"/></text:p>
      <text:p text:style-name="P1"><text:span text:style-name="T1">It is desirable that we must preserve the community of Palos Ver-</text:span></text:p>
      <text:p text:style-name="P1"><text:span text:style-name="T1">des Estates intact, and we must keep it as an ideal residential dis-</text:span></text:p>
      <text:p text:style-name="P1"><text:span text:style-name="T1">trict, upholding restrictions, its recreational facilities and beauty.</text:span></text:p>
      <text:p text:style-name="P1"><text:span text:style-name="T1"/></text:p>
      <text:p text:style-name="P1"><text:span text:style-name="T1">To fix the absolute necessity for a City on one point only dis-</text:span></text:p>
      <text:p text:style-name="P1"><text:span text:style-name="T1">regarding many others for the moment-—it is the only direct way to</text:span></text:p>
      <text:p text:style-name="P1"><text:span text:style-name="T1">repossess our eight hundred acres of parks, playgrounds, golf club</text:span></text:p>
      <text:p text:style-name="P1"><text:span text:style-name="T1">and golf course, swimming club and pool, as well as shoreline, (Onea</text:span></text:p>
      <text:p text:style-name="P1"><text:span text:style-name="T1">payment made on ten year plan of redemption), for we do not own</text:span></text:p>
      <text:p text:style-name="P1"><text:span text:style-name="T1">them at the present time. All our community property has reverted</text:span></text:p>
      <text:p text:style-name="P1"><text:span text:style-name="T1">to the State on account of seven years of delinquent County taxes</text:span></text:p>
      <text:p text:style-name="P1"><text:span text:style-name="T1">amounting to about forty-two thousand dollars.</text:span></text:p>
      <text:p text:style-name="P1"><text:span text:style-name="T1"/></text:p>
      <text:p text:style-name="P1"><text:span text:style-name="T1">QUESTIONS</text:span></text:p>
      <text:p text:style-name="P1"><text:span text:style-name="T1"/></text:p>
      <text:p text:style-name="P1"><text:span text:style-name="T1">1. Can we raise $42,000.00 to pay this debt and repossess our com-</text:span></text:p>
      <text:p text:style-name="P1"><text:span text:style-name="T1">munity property?</text:span></text:p>
      <text:p text:style-name="P1"><text:span text:style-name="T1"/></text:p>
      <text:p text:style-name="P1"><text:span text:style-name="T1">2. Can we pay $12,000.00 per year in order to repossess them on</text:span></text:p>
      <text:p text:style-name="P1"><text:span text:style-name="T1">the ten year plan? (This figure includes the payment on the</text:span></text:p>
      <text:p text:style-name="P1"><text:span text:style-name="T1">principal, interest and current year’s taxes.)</text:span></text:p>
      <text:p text:style-name="P1"><text:span text:style-name="T1"/></text:p>
      <text:p text:style-name="P1"><text:span text:style-name="T1">3. Do we want the State to place them on the auction block which</text:span></text:p>
      <text:p text:style-name="P1"><text:span text:style-name="T1">must be done if a single individual requests it?</text:span></text:p>
      <text:p text:style-name="P1"><text:span text:style-name="T1"/></text:p>
      <text:p text:style-name="P1"><text:span text:style-name="T1">4. Do we want to lose the privacy, control and regulation of this</text:span></text:p>
      <text:p text:style-name="P1"><text:span text:style-name="T1">property by permitting the State to use what remains after the</text:span></text:p>
      <text:p text:style-name="P1"><text:span text:style-name="T1">auction for public playgrounds and picnic grounds?</text:span></text:p>
      <text:p text:style-name="P1"><text:span text:style-name="T1"/></text:p>
      <text:p text:style-name="P1"><text:span text:style-name="T1">Your answer in all cases would naturaliy be in the negative,</text:span></text:p>
      <text:p text:style-name="P1"><text:span text:style-name="T1"/></text:p>
      <text:p text:style-name="P1"><text:span text:style-name="T1">SOLUTION</text:span></text:p>
      <text:p text:style-name="P1"><text:span text:style-name="T1"/></text:p>
      <text:p text:style-name="P1"><text:span text:style-name="T1">The County and State authorities have assured us if we incorpor-</text:span></text:p>
      <text:p text:style-name="P1"><text:span text:style-name="T1">ate as a City, the community property will be deeded back to the</text:span></text:p>
      <text:p text:style-name="P1"><text:span text:style-name="T1">City to be used as formerly (park purposes), the highest purpose in-</text:span></text:p>
      <text:p text:style-name="P1"><text:span text:style-name="T1">tended, free from the debt of $42,000.00 in back taxes and free from</text:span></text:p>
      <text:p text:style-name="P1"><text:span text:style-name="T1">the $5,800.00 yearly County tax. Municipally owned property 1s ex-</text:span></text:p>
      <text:p text:style-name="P1"><text:span text:style-name="T1">empt from County and other taxing agencies.</text:span></text:p>
      <text:p text:style-name="P1"><text:span text:style-name="T1"/></text:p>
      <text:p text:style-name="P1"><text:span text:style-name="T1">The newly created Park District idea with other taxing districts</text:span></text:p>
      <text:p text:style-name="P1"><text:span text:style-name="T1">and the Homes Association with its taxing power, furnishes a parg</text:span></text:p>
      <text:p text:style-name="P1"><text:span text:style-name="T1">solution for the above, This combination is not nearly as favorable,</text:span></text:p>
      <text:p text:style-name="P1"><text:span text:style-name="T1">economical or as complete as a Ci'y of the Sixth Class, further dis-</text:span></text:p>
      <text:p text:style-name="P1"><text:span text:style-name="T1">cussion will follow.</text:span></text:p>
      <text:p text:style-name="P1"><text:span text:style-name="T1"/></text:p>
      <text:p text:style-name="P1"><text:span text:style-name="T1">JITAL ISSUES</text:span></text:p>
      <text:p text:style-name="P1"><text:span text:style-name="T1">Every single 1ot and home owner should consider the following</text:span></text:p>
      <text:p text:style-name="P1"><text:span text:style-name="T1">questions seriously. The first one as mentioned above is paramount.</text:span></text:p>
      <text:p text:style-name="P1"><text:span text:style-name="T1">A. Do you want to repossess and preserve for all time to come your</text:span></text:p>
      <text:p text:style-name="P1"><text:span text:style-name="T1">former eight hundred acres of parks, swimming club and pool,</text:span></text:p>
      <text:p text:style-name="P1"><text:span text:style-name="T1">golf culb and course, and four and one-half miles of shoreline?</text:span></text:p>
      <text:p text:style-name="P1"><text:span text:style-name="T1">. Do you wish to lower your taxes?</text:span></text:p>
      <text:p text:style-name="P1"><text:span text:style-name="T1">Do you wish to have a representative form of American govern-</text:span></text:p>
      <text:p text:style-name="P1"><text:span text:style-name="T1">ment?</text:span></text:p>
      <text:p text:style-name="P1"><text:span text:style-name="T1">. Do you want restrictions to be enforced?</text:span></text:p>
      <text:p text:style-name="P1"><text:span text:style-name="T1">. Do you want adequate Law and Order, as well as Fire Protec-</text:span></text:p>
      <text:p text:style-name="P1"><text:span text:style-name="T1">tion?</text:span></text:p>
      <text:p text:style-name="P1"><text:span text:style-name="T1"/></text:p>
      <text:p text:style-name="P1"><text:span text:style-name="T1">ow</text:span></text:p>
      <text:p text:style-name="P1"><text:span text:style-name="T1"/></text:p>
      <text:p text:style-name="P1"><text:span text:style-name="T1">= U</text:span></text:p>
      <text:p text:style-name="P1"><text:span text:style-name="T1"/></text:p>
      <text:p text:style-name="P1"><text:span text:style-name="T1">Page Three</text:span></text:p>
      <text:p text:style-name="P1"><text:span text:style-name="T1"/></text:p>
      <text:p text:style-name="P1"><text:span text:style-name="T1">PRESENT AND POSSIBLE GOVERNING BODIES</text:span></text:p>
      <text:p text:style-name="P1"><text:span text:style-name="T1"/></text:p>
      <text:p text:style-name="P1"><text:span text:style-name="T1">To better understand further necessity for a City, the present,</text:span></text:p>
      <text:p text:style-name="P1"><text:span text:style-name="T1">as well as the possible solutions should be outlined. We will study</text:span></text:p>
      <text:p text:style-name="P1"><text:span text:style-name="T1">cach method separately and consider each as to Taxes, Organization,</text:span></text:p>
      <text:p text:style-name="P1"><text:span text:style-name="T1">Powers, Disadvantages, and Conclusions:</text:span></text:p>
      <text:p text:style-name="P1"><text:span text:style-name="T1"/></text:p>
      <text:p text:style-name="P1"><text:span text:style-name="T1">I. The Palos Verdes Homes Association,</text:span></text:p>
      <text:p text:style-name="P1"><text:span text:style-name="T1"/></text:p>
      <text:p text:style-name="P1"><text:span text:style-name="T1">II. The District Systemns.</text:span></text:p>
      <text:p text:style-name="P1"><text:span text:style-name="T1">ITI. The City of the Sixth Class.</text:span></text:p>
      <text:p text:style-name="P1"><text:span text:style-name="T1"/></text:p>
      <text:p text:style-name="P1"><text:span text:style-name="T1">I</text:span></text:p>
      <text:p text:style-name="P1"><text:span text:style-name="T1"/></text:p>
      <text:p text:style-name="P1"><text:span text:style-name="T1">Palos Verdes Homes Association</text:span></text:p>
      <text:p text:style-name="P1"><text:span text:style-name="T1">TAXES</text:span></text:p>
      <text:p text:style-name="P1"><text:span text:style-name="T1"/></text:p>
      <text:p text:style-name="P1"><text:span text:style-name="T1">The directors of the Homes Association under the Basic Restric-</text:span></text:p>
      <text:p text:style-name="P1"><text:span text:style-name="T1">tions have the power to fix and establish annually an assessment on</text:span></text:p>
      <text:p text:style-name="P1"><text:span text:style-name="T1">each and every lot or parcel of said real property (now on land</text:span></text:p>
      <text:p text:style-name="P1"><text:span text:style-name="T1">and improvement) at a rate equal to, but not greater than that es-</text:span></text:p>
      <text:p text:style-name="P1"><text:span text:style-name="T1">tablished by the Old City of Los Angeles. The amount of assess-</text:span></text:p>
      <text:p text:style-name="P1"><text:span text:style-name="T1">ment or tax, as it has been called, is assessed on the basis of a yearly</text:span></text:p>
      <text:p text:style-name="P1"><text:span text:style-name="T1">budget covering expenses and can be expended for maintenance,</text:span></text:p>
      <text:p text:style-name="P1"><text:span text:style-name="T1">purchase and improvement of community property, care and clean-</text:span></text:p>
      <text:p text:style-name="P1"><text:span text:style-name="T1">ing up of lots and unsightly conditions, cleaning, planting and care</text:span></text:p>
      <text:p text:style-name="P1"><text:span text:style-name="T1">of streets, garbage collection (can assess extra also), community fire</text:span></text:p>
      <text:p text:style-name="P1"><text:span text:style-name="T1">and SO FAR AS IT MAY LAWFULLY DO SO, police protection, en-</text:span></text:p>
      <text:p text:style-name="P1"><text:span text:style-name="T1">force restrictions, employ office personnel and pay all expenses nec-</text:span></text:p>
      <text:p text:style-name="P1"><text:span text:style-name="T1">essary to the conduct of carrying on the business of the Homes As-</text:span></text:p>
      <text:p text:style-name="P1"><text:span text:style-name="T1">sociation and Art Jury. A City would take over all the above items</text:span></text:p>
      <text:p text:style-name="P1"><text:span text:style-name="T1">legally, thereby reducing the Homes Association budget to minor</text:span></text:p>
      <text:p text:style-name="P1"><text:span text:style-name="T1">functions of that body and Art Jury which expenses and retirement</text:span></text:p>
      <text:p text:style-name="P1"><text:span text:style-name="T1">of old debts would be more than taken care of by the crop rental</text:span></text:p>
      <text:p text:style-name="P1"><text:span text:style-name="T1">money received by the Homes Asscciation of approximately $5,400</text:span></text:p>
      <text:p text:style-name="P1"><text:span text:style-name="T1">yearly. The $1140 yearly payment for the next nine years on ten</text:span></text:p>
      <text:p text:style-name="P1"><text:span text:style-name="T1">year plan of redemption of shoreline property would be eliminated.</text:span></text:p>
      <text:p text:style-name="P1"><text:span text:style-name="T1">THERE CAN BE NO DOUBLE TAXATION BY THE HOMES AS-</text:span></text:p>
      <text:p text:style-name="P1"><text:span text:style-name="T1">SOCIATION AND CITY. (See budget, page 15). When a</text:span></text:p>
      <text:p text:style-name="P1"><text:span text:style-name="T1">city has become incorporated the Attorney General can settle</text:span></text:p>
      <text:p text:style-name="P1"><text:span text:style-name="T1">once and for all any dispute about double taxation. Until that</text:span></text:p>
      <text:p text:style-name="P1"><text:span text:style-name="T1">time any property owner could restrain the Palos Verdes Homes As-</text:span></text:p>
      <text:p text:style-name="P1"><text:span text:style-name="T1">sociation from duplicating the charge levied by the City for the same</text:span></text:p>
      <text:p text:style-name="P1"><text:span text:style-name="T1">maintenance purposes.</text:span></text:p>
      <text:p text:style-name="P1"><text:span text:style-name="T1"/></text:p>
      <text:p text:style-name="P1"><text:span text:style-name="T1">In 1938 our tax or assessment rate was $1.71 per one hundred</text:span></text:p>
      <text:p text:style-name="P1"><text:span text:style-name="T1">dollars assessed valuation on land and improvements, formerly</text:span></text:p>
      <text:p text:style-name="P1"><text:span text:style-name="T1">based on the assessed valuation of land only.</text:span></text:p>
      <text:p text:style-name="P1"><text:span text:style-name="T1"/></text:p>
      <text:p text:style-name="P1"><text:span text:style-name="T1">Unlike real taxes, the Homes Association assessment is merely</text:span></text:p>
      <text:p text:style-name="P1"><text:span text:style-name="T1">a second lien on the property. It is subordinate to County, District</text:span></text:p>
      <text:p text:style-name="P1"><text:span text:style-name="T1">and other taxes and any other lien, mortgage or incumbrance on the</text:span></text:p>
      <text:p text:style-name="P1"><text:span text:style-name="T1">property. It is, therefore, forfeited or lost by the Homes Associa-</text:span></text:p>
      <text:p text:style-name="P1"><text:span text:style-name="T1">tion upon foreclosure by others. In the past the unjust discrimin-</text:span></text:p>
      <text:p text:style-name="P1"><text:span text:style-name="T1">ation placed the tax burden on those paying, and who generally are</text:span></text:p>
      <text:p text:style-name="P1"><text:span text:style-name="T1">the individual property owner.</text:span></text:p>
      <text:p text:style-name="P1"><text:span text:style-name="T1"/></text:p>
      <text:p text:style-name="P1"><text:span text:style-name="T1">No legal procedure has ever established the Homes Association</text:span></text:p>
      <text:p text:style-name="P1"><text:span text:style-name="T1">assessment as a lawful tax, for only municipal, county, state and</text:span></text:p>
      <text:p text:style-name="P1"><text:span text:style-name="T1">federal bodies can tax. The recent court action, has simply ruled</text:span></text:p>
      <text:p text:style-name="P1"><text:span text:style-name="T1"/></text:p>
      <text:p text:style-name="P1"><text:span text:style-name="T1">Page Four</text:span></text:p>
      <text:p text:style-name="P1"><text:span text:style-name="T1"/></text:p>
      <text:p text:style-name="P1"><text:span text:style-name="T1">that IF THE TAX WERE LEGAL it should be applied on the im-</text:span></text:p>
      <text:p text:style-name="P1"><text:span text:style-name="T1">nvrovements, as well as the land (real property). The courts as yet</text:span></text:p>
      <text:p text:style-name="P1"><text:span text:style-name="T1">have not had the opportunity to pass upon the legality of the as-</text:span></text:p>
      <text:p text:style-name="P1"><text:span text:style-name="T1">sessment as a tax.</text:span></text:p>
      <text:p text:style-name="P1"><text:span text:style-name="T1"/></text:p>
      <text:p text:style-name="P1"><text:span text:style-name="T1">The expense of collecting the tax is by lawsuit and falls on the</text:span></text:p>
      <text:p text:style-name="P1"><text:span text:style-name="T1">finances of the Homes Association to secure judgment. If judgment</text:span></text:p>
      <text:p text:style-name="P1"><text:span text:style-name="T1">is granted, all encumbrances, as well as County delinquent taxes</text:span></text:p>
      <text:p text:style-name="P1"><text:span text:style-name="T1">must be paid first before the Homes Association can collect a cent.</text:span></text:p>
      <text:p text:style-name="P1"><text:span text:style-name="T1">The Homes Association has cancelled $35,367.98 taxes in the past</text:span></text:p>
      <text:p text:style-name="P1"><text:span text:style-name="T1">year. It has traded §55,000 in delinquent taxes for waier service,</text:span></text:p>
      <text:p text:style-name="P1"><text:span text:style-name="T1">the most of which was used by the Golf Course. To date there are</text:span></text:p>
      <text:p text:style-name="P1"><text:span text:style-name="T1">$27,319.49 of delinquent taxes on the books with questionable pos-</text:span></text:p>
      <text:p text:style-name="P1"><text:span text:style-name="T1">sibilities of collection. In the past year $4,500 has heen expendca</text:span></text:p>
      <text:p text:style-name="P1"><text:span text:style-name="T1">on legal action' by the Homes Association. A City tax, like the</text:span></text:p>
      <text:p text:style-name="P1"><text:span text:style-name="T1">County tax, is a first lien and is collectable before any other incum-</text:span></text:p>
      <text:p text:style-name="P1"><text:span text:style-name="T1">brances are satisfied. There are no cancellations, no trades or</text:span></text:p>
      <text:p text:style-name="P1"><text:span text:style-name="T1">losses of revenue with City taxes. Everyone must pay their taxes</text:span></text:p>
      <text:p text:style-name="P1"><text:span text:style-name="T1">ultimately, there are no exceptions,</text:span></text:p>
      <text:p text:style-name="P1"><text:span text:style-name="T1"/></text:p>
      <text:p text:style-name="P1"><text:span text:style-name="T1">ORGANIZATION</text:span></text:p>
      <text:p text:style-name="P1"><text:span text:style-name="T1"/></text:p>
      <text:p text:style-name="P1"><text:span text:style-name="T1">1. The Board of Directors of the Homes Association consists of</text:span></text:p>
      <text:p text:style-name="P1"><text:span text:style-name="T1">five members elected at the annual meeting held on the second Tues-</text:span></text:p>
      <text:p text:style-name="P1"><text:span text:style-name="T1">day in January by lot owners ,having one vote per lot—twenty lots,</text:span></text:p>
      <text:p text:style-name="P1"><text:span text:style-name="T1">twenty votes. A quorum or 2640 votes are required to elect a new</text:span></text:p>
      <text:p text:style-name="P1"><text:span text:style-name="T1">member to the board, each having a term of three years. If a va-</text:span></text:p>
      <text:p text:style-name="P1"><text:span text:style-name="T1">cancy occurs in an unexpired term only that part of the unexpired</text:span></text:p>
      <text:p text:style-name="P1"><text:span text:style-name="T1">portion of the term is filled. Temporary vacancies are filled by thte</text:span></text:p>
      <text:p text:style-name="P1"><text:span text:style-name="T1">board and hold office until first annual or special election.</text:span></text:p>
      <text:p text:style-name="P1"><text:span text:style-name="T1"/></text:p>
      <text:p text:style-name="P1"><text:span text:style-name="T1">The five directors appoint a President and Vice President from</text:span></text:p>
      <text:p text:style-name="P1"><text:span text:style-name="T1">their own numbear. If no quorum exists at the annual or special</text:span></text:p>
      <text:p text:style-name="P1"><text:span text:style-name="T1">election, or if conditions prevent a quorum, the directors perpetuate</text:span></text:p>
      <text:p text:style-name="P1"><text:span text:style-name="T1">themselves or others in olfice, electing whom they please when va-</text:span></text:p>
      <text:p text:style-name="P1"><text:span text:style-name="T1">cancies occur. THEREIN LIES A DANGEROUS CONDITION.</text:span></text:p>
      <text:p text:style-name="P1"><text:span text:style-name="T1"/></text:p>
      <text:p text:style-name="P1"><text:span text:style-name="T1">The terms of Mr. A. P. Allen and Mr. Fred Roessler, resident di-</text:span></text:p>
      <text:p text:style-name="P1"><text:span text:style-name="T1">rectors, expire this January. Will the individual and resident prop-</text:span></text:p>
      <text:p text:style-name="P1"><text:span text:style-name="T1">erty owners be able to muster sullicient proxies to re-elect them or</text:span></text:p>
      <text:p text:style-name="P1"><text:span text:style-name="T1">other individuals to take their places? If they cannot, the control</text:span></text:p>
      <text:p text:style-name="P1"><text:span text:style-name="T1">of the Homes Association returns to the reai estate interests.</text:span></text:p>
      <text:p text:style-name="P1"><text:span text:style-name="T1"/></text:p>
      <text:p text:style-name="P1"><text:span text:style-name="T1">There is a provision in the Palos Verdes Basic Restrictions for</text:span></text:p>
      <text:p text:style-name="P1"><text:span text:style-name="T1">recalling directors of the Homes Association. (Page 51—Basic Re-</text:span></text:p>
      <text:p text:style-name="P1"><text:span text:style-name="T1">strictions.) The Board of Directors or any director may be removed</text:span></text:p>
      <text:p text:style-name="P1"><text:span text:style-name="T1">from office by any member of the Homes Association by a petition</text:span></text:p>
      <text:p text:style-name="P1"><text:span text:style-name="T1">signed by members who are holders of record title of at least FIFTY</text:span></text:p>
      <text:p text:style-name="P1"><text:span text:style-name="T1">PER CENT OF ALL SAID BUILDING SITES. This would be im-</text:span></text:p>
      <text:p text:style-name="P1"><text:span text:style-name="T1">possible to accomplish if needed, unless the real estate interests</text:span></text:p>
      <text:p text:style-name="P1"><text:span text:style-name="T1">were of the same opinion because of their vote control.</text:span></text:p>
      <text:p text:style-name="P1"><text:span text:style-name="T1"/></text:p>
      <text:p text:style-name="P1"><text:span text:style-name="T1">2. The Art Jury shall have full jurisdiction over all lands and</text:span></text:p>
      <text:p text:style-name="P1"><text:span text:style-name="T1">property over which the Palos Verdes Homes Association likewise</text:span></text:p>
      <text:p text:style-name="P1"><text:span text:style-name="T1">has jurisdiction. They have the right and power to interpret and en-</text:span></text:p>
      <text:p text:style-name="P1"><text:span text:style-name="T1">force restrictions, conditions, covenants, reservations, liens and</text:span></text:p>
      <text:p text:style-name="P1"><text:span text:style-name="T1">charges imposed by the provisions of the Basic Restrictions. These</text:span></text:p>
      <text:p text:style-name="P1"><text:span text:style-name="T1">same restrictions are also written in our deeds.</text:span></text:p>
      <text:p text:style-name="P1"><text:span text:style-name="T1"/></text:p>
      <text:p text:style-name="P1"><text:span text:style-name="T1">The President of the Palos Verdes Homes Association becomes</text:span></text:p>
      <text:p text:style-name="P1"><text:span text:style-name="T1">the member ex-officio as successor to the ex-officio member named</text:span></text:p>
      <text:p text:style-name="P1"><text:span text:style-name="T1"/></text:p>
      <text:p text:style-name="P1"><text:span text:style-name="T1">Page Five</text:span></text:p>
      <text:p text:style-name="P1"><text:span text:style-name="T1">by Commonwealth Trust Company (now extinct) and shall have</text:span></text:p>
      <text:p text:style-name="P1"><text:span text:style-name="T1">power to appoint the other six members as set out in the Basic Re-</text:span></text:p>
      <text:p text:style-name="P1"><text:span text:style-name="T1">strictions. More Power than any one man should be given. Four</text:span></text:p>
      <text:p text:style-name="P1"><text:span text:style-name="T1">members constitute a quorum. The President, Vice-President and</text:span></text:p>
      <text:p text:style-name="P1"><text:span text:style-name="T1">Secretary of the Art Jury are elected from their number. The</text:span></text:p>
      <text:p text:style-name="P1"><text:span text:style-name="T1">members of the Art Jury receive pay for time in attendance at meet-</text:span></text:p>
      <text:p text:style-name="P1"><text:span text:style-name="T1">ings and expenses entailed. The members of the Art Jury received</text:span></text:p>
      <text:p text:style-name="P1"><text:span text:style-name="T1">$2000 last year and $3,016.58 the year before. Any change in re-</text:span></text:p>
      <text:p text:style-name="P1"><text:span text:style-name="T1">strictions, conditions, covenants, planning, subdividing, street and</text:span></text:p>
      <text:p text:style-name="P1"><text:span text:style-name="T1">park landscaping of property within the limits of Palos Verdes Es-</text:span></text:p>
      <text:p text:style-name="P1"><text:span text:style-name="T1">tates must have the approval of hoth the Palos Verdes Art Jury</text:span></text:p>
      <text:p text:style-name="P1"><text:span text:style-name="T1">and Palos Verdes Homes Association. With the Homes Association</text:span></text:p>
      <text:p text:style-name="P1"><text:span text:style-name="T1">controlled by adverse interests and the Art Jury appointed by the</text:span></text:p>
      <text:p text:style-name="P1"><text:span text:style-name="T1">President of the Homes Association, our restrictions and general</text:span></text:p>
      <text:p text:style-name="P1"><text:span text:style-name="T1">set-up could easily be jeopardized.</text:span></text:p>
      <text:p text:style-name="P1"><text:span text:style-name="T1"/></text:p>
      <text:p text:style-name="P1"><text:span text:style-name="T1">The following officers and departments of the Homes Association</text:span></text:p>
      <text:p text:style-name="P1"><text:span text:style-name="T1">are appointed by the Directors of the Homes Association: The</text:span></text:p>
      <text:p text:style-name="P1"><text:span text:style-name="T1">Manager, Building Commissioner, Health Board, Park and Recrea-</text:span></text:p>
      <text:p text:style-name="P1"><text:span text:style-name="T1">tional Board and the Planning Board.</text:span></text:p>
      <text:p text:style-name="P1"><text:span text:style-name="T1"/></text:p>
      <text:p text:style-name="P1"><text:span text:style-name="T1">3. The Palos Verdes Police Department.</text:span></text:p>
      <text:p text:style-name="P1"><text:span text:style-name="T1"/></text:p>
      <text:p text:style-name="P1"><text:span text:style-name="T1">At the present time Palos Verdes Estates has two policemen.</text:span></text:p>
      <text:p text:style-name="P1"><text:span text:style-name="T1">They have been deputized by the County, but on account of our com-</text:span></text:p>
      <text:p text:style-name="P1"><text:span text:style-name="T1">munity being unincorporated, they do not have authority to enforce</text:span></text:p>
      <text:p text:style-name="P1"><text:span text:style-name="T1">local ordinances (in reality there are no local ordinances.) All cases</text:span></text:p>
      <text:p text:style-name="P1"><text:span text:style-name="T1">of violation or arrests are referred to the Sheriff’s Office on Vermont</text:span></text:p>
      <text:p text:style-name="P1"><text:span text:style-name="T1">Avenue, the same as any private citizen has the privilege of doing.</text:span></text:p>
      <text:p text:style-name="P1"><text:span text:style-name="T1"/></text:p>
      <text:p text:style-name="P1"><text:span text:style-name="T1">The Sheriff’s Office for this territory is located at 108th Street ana</text:span></text:p>
      <text:p text:style-name="P1"><text:span text:style-name="T1">Vermont Avenue, just 17.1 miles from Palos Verdes Hstates Plaza.</text:span></text:p>
      <text:p text:style-name="P1"><text:span text:style-name="T1">The Sheriff’s Office has one car, No. 233, assigned to territory</text:span></text:p>
      <text:p text:style-name="P1"><text:span text:style-name="T1">bounded by a section north of 103th and Vermont, south to the west-</text:span></text:p>
      <text:p text:style-name="P1"><text:span text:style-name="T1">ern boundary of San Pedro, including Miraleste, to the Ocean, thence</text:span></text:p>
      <text:p text:style-name="P1"><text:span text:style-name="T1">west and north to Palos Verdes Iistates, taking in the whole peninsula</text:span></text:p>
      <text:p text:style-name="P1"><text:span text:style-name="T1">and Rolling Hills, thence north to Bl Porto Beach near Ei Segundo.</text:span></text:p>
      <text:p text:style-name="P1"><text:span text:style-name="T1">and over thirteen miles directly east to 108th Street and Vermont</text:span></text:p>
      <text:p text:style-name="P1"><text:span text:style-name="T1">Avenue,</text:span></text:p>
      <text:p text:style-name="P1"><text:span text:style-name="T1"/></text:p>
      <text:p text:style-name="P1"><text:span text:style-name="T1">The one car mentioned above is supposed to patrol the different</text:span></text:p>
      <text:p text:style-name="P1"><text:span text:style-name="T1">unincorporated sections within this total area of over 200 square</text:span></text:p>
      <text:p text:style-name="P1"><text:span text:style-name="T1">miles. Palos Verdes Estates is just a very small part of the terri-</text:span></text:p>
      <text:p text:style-name="P1"><text:span text:style-name="T1">tory to be patrolled. Under-Sheriff Arthur C. Jewell stated they</text:span></text:p>
      <text:p text:style-name="P1"><text:span text:style-name="T1">were doing the best they could with the funds available, and that</text:span></text:p>
      <text:p text:style-name="P1"><text:span text:style-name="T1">Palos Verdes, in his opinion, should incorporate to solve their many</text:span></text:p>
      <text:p text:style-name="P1"><text:span text:style-name="T1">problems as well as to secure greater police protection.</text:span></text:p>
      <text:p text:style-name="P1"><text:span text:style-name="T1"/></text:p>
      <text:p text:style-name="P1"><text:span text:style-name="T1">The Sheriff’s car travels over 300 miles a day of 24 hours and tha</text:span></text:p>
      <text:p text:style-name="P1"><text:span text:style-name="T1">cost of operating it, whatever it may be, would be pro-rated over the</text:span></text:p>
      <text:p text:style-name="P1"><text:span text:style-name="T1">entire area. It attempts to visit Palos Verdes once every eight-hour</text:span></text:p>
      <text:p text:style-name="P1"><text:span text:style-name="T1">shift. The severest calls, wherever they may be in the entire area, are</text:span></text:p>
      <text:p text:style-name="P1"><text:span text:style-name="T1">answered first and minor ones wait their turn. All territory within</text:span></text:p>
      <text:p text:style-name="P1"><text:span text:style-name="T1">the County, whether in an unincorporated community or incorpor-</text:span></text:p>
      <text:p text:style-name="P1"><text:span text:style-name="T1">ated town, is served by the County Sheriff's patrol cars upon call.</text:span></text:p>
      <text:p text:style-name="P1"><text:span text:style-name="T1">The Sheriff’s Office admits answering callg continuously from Tor-</text:span></text:p>
      <text:p text:style-name="P1"><text:span text:style-name="T1">rance, Redondo Beach, Inglewood, Manhattan Beach and other in-</text:span></text:p>
      <text:p text:style-name="P1"><text:span text:style-name="T1">corporated towns and will do the same for the City of Palos Verdes.</text:span></text:p>
      <text:p text:style-name="P1"><text:span text:style-name="T1"/></text:p>
      <text:p text:style-name="P1"><text:span text:style-name="T1">Page Six</text:span></text:p>
      <text:p text:style-name="P1"><text:span text:style-name="T1"/></text:p>
      <text:p text:style-name="P1"><text:span text:style-name="T1">4. The Palos Verdes Fire Department.</text:span></text:p>
      <text:p text:style-name="P1"><text:span text:style-name="T1"/></text:p>
      <text:p text:style-name="P1"><text:span text:style-name="T1">The Palos Verdes Fire Department at present consists of a 1921</text:span></text:p>
      <text:p text:style-name="P1"><text:span text:style-name="T1">antiquated Fo.rd hose wagon, unable to climb our hills or throw a</text:span></text:p>
      <text:p text:style-name="P1"><text:span text:style-name="T1">stream to reach the second story of a dwelling. The personne!l is</text:span></text:p>
      <text:p text:style-name="P1"><text:span text:style-name="T1">volunteer.</text:span></text:p>
      <text:p text:style-name="P1"><text:span text:style-name="T1"/></text:p>
      <text:p text:style-name="P1"><text:span text:style-name="T1">This service is augmented by the County Forestry Service, which</text:span></text:p>
      <text:p text:style-name="P1"><text:span text:style-name="T1">fire station is located at Florence and Compton Avenues——approxi-</text:span></text:p>
      <text:p text:style-name="P1"><text:span text:style-name="T1">mately thirty miles away. The equipment that serves this territory</text:span></text:p>
      <text:p text:style-name="P1"><text:span text:style-name="T1">is also an antiquated Ford which is capable of arriving here in forty-</text:span></text:p>
      <text:p text:style-name="P1"><text:span text:style-name="T1">five minutes if it is not on another call.</text:span></text:p>
      <text:p text:style-name="P1"><text:span text:style-name="T1"/></text:p>
      <text:p text:style-name="P1"><text:span text:style-name="T1">POWERS</text:span></text:p>
      <text:p text:style-name="P1"><text:span text:style-name="T1"/></text:p>
      <text:p text:style-name="P1"><text:span text:style-name="T1">The powers of the Board of Directors of the Palos Verdes Homes</text:span></text:p>
      <text:p text:style-name="P1"><text:span text:style-name="T1">Association are practically unlimited—another dangerous condition.</text:span></text:p>
      <text:p text:style-name="P1"><text:span text:style-name="T1">They can acquire by gift, purchase, or lease, and operate, maintain,</text:span></text:p>
      <text:p text:style-name="P1"><text:span text:style-name="T1">convey, SELL, transfer, improve, mortgage ANY AND ALL real or</text:span></text:p>
      <text:p text:style-name="P1"><text:span text:style-name="T1">personal property of the Homes Association. They can employ a</text:span></text:p>
      <text:p text:style-name="P1"><text:span text:style-name="T1">manager, secretaries, engineers, auditors, technical consultantg or</text:span></text:p>
      <text:p text:style-name="P1"><text:span text:style-name="T1">any other employees or assistants if, in their judgment, they are</text:span></text:p>
      <text:p text:style-name="P1"><text:span text:style-name="T1">necessary.</text:span></text:p>
      <text:p text:style-name="P1"><text:span text:style-name="T1"/></text:p>
      <text:p text:style-name="P1"><text:span text:style-name="T1">DISADVANTAGES</text:span></text:p>
      <text:p text:style-name="P1"><text:span text:style-name="T1"/></text:p>
      <text:p text:style-name="P1"><text:span text:style-name="T1">1. To redeem the Palog Verdes community property, it would</text:span></text:p>
      <text:p text:style-name="P1"><text:span text:style-name="T1">cost the property cwners 42,000 in back taxes and interest, exclu-</text:span></text:p>
      <text:p text:style-name="P1"><text:span text:style-name="T1">sive of penalties, if we are to remain under Homes Association gov-</text:span></text:p>
      <text:p text:style-name="P1"><text:span text:style-name="T1">ernment alone.</text:span></text:p>
      <text:p text:style-name="P1"><text:span text:style-name="T1"/></text:p>
      <text:p text:style-name="P1"><text:span text:style-name="T1">2. After redemption of the property, it would cost $5,800 a year</text:span></text:p>
      <text:p text:style-name="P1"><text:span text:style-name="T1">for present County taxss, more as time goes on.</text:span></text:p>
      <text:p text:style-name="P1"><text:span text:style-name="T1"/></text:p>
      <text:p text:style-name="P1"><text:span text:style-name="T1">3. The Homes Association tax limit is too high.</text:span></text:p>
      <text:p text:style-name="P1"><text:span text:style-name="T1"/></text:p>
      <text:p text:style-name="P1"><text:span text:style-name="T1">4. Shoreline property could be sold or conveyed, as the Homes</text:span></text:p>
      <text:p text:style-name="P1"><text:span text:style-name="T1">Association directors were considering a year ago.</text:span></text:p>
      <text:p text:style-name="P1"><text:span text:style-name="T1"/></text:p>
      <text:p text:style-name="P1"><text:span text:style-name="T1">5. The Directors of the Homes Association have too much power.</text:span></text:p>
      <text:p text:style-name="P1"><text:span text:style-name="T1"/></text:p>
      <text:p text:style-name="P1"><text:span text:style-name="T1">6. The present Police and Fire Departments are neither legally</text:span></text:p>
      <text:p text:style-name="P1"><text:span text:style-name="T1">constituted, nor adequate.</text:span></text:p>
      <text:p text:style-name="P1"><text:span text:style-name="T1"/></text:p>
      <text:p text:style-name="P1"><text:span text:style-name="T1">CONCLUSIONS</text:span></text:p>
      <text:p text:style-name="P1"><text:span text:style-name="T1"/></text:p>
      <text:p text:style-name="P1"><text:span text:style-name="T1">A. The Palos Verdes Homes Association has lost over $1,500,000</text:span></text:p>
      <text:p text:style-name="P1"><text:span text:style-name="T1">worth of community property to the State on account of non-pay-</text:span></text:p>
      <text:p text:style-name="P1"><text:span text:style-name="T1">ment of County taxes.</text:span></text:p>
      <text:p text:style-name="P1"><text:span text:style-name="T1"/></text:p>
      <text:p text:style-name="P1"><text:span text:style-name="T1">B. The Palos Verdes Homes Association could easiiy be con-</text:span></text:p>
      <text:p text:style-name="P1"><text:span text:style-name="T1">trolled by outside interests on account of the voting power of lots.</text:span></text:p>
      <text:p text:style-name="P1"><text:span text:style-name="T1"/></text:p>
      <text:p text:style-name="P1"><text:span text:style-name="T1">C. The Palos Verdes Homes Association assessments (taxes) at</text:span></text:p>
      <text:p text:style-name="P1"><text:span text:style-name="T1">their best are nothing but second liens-—they have been cancelled,</text:span></text:p>
      <text:p text:style-name="P1"><text:span text:style-name="T1">traded and forfeited to the extent of approximately $100,000. (From</text:span></text:p>
      <text:p text:style-name="P1"><text:span text:style-name="T1">the records of the Homes Association).</text:span></text:p>
      <text:p text:style-name="P1"><text:span text:style-name="T1"/></text:p>
      <text:p text:style-name="P1"><text:span text:style-name="T1">D. The Palos Verdes Police and Fire Departments are inade-</text:span></text:p>
      <text:p text:style-name="P1"><text:span text:style-name="T1">quate.</text:span></text:p>
      <text:p text:style-name="P1"><text:span text:style-name="T1"/></text:p>
      <text:p text:style-name="P1"><text:span text:style-name="T1">E. To redeem our community property—to secure our govern-</text:span></text:p>
      <text:p text:style-name="P1"><text:span text:style-name="T1">ment majority representation—to force collection of our taxes pro-</text:span></text:p>
      <text:p text:style-name="P1"><text:span text:style-name="T1">portionately (no exceptions) and to improve our Police and Fire</text:span></text:p>
      <text:p text:style-name="P1"><text:span text:style-name="T1">protection, everyone should VOTE WOR A CITY.</text:span></text:p>
      <text:p text:style-name="P1"><text:span text:style-name="T1"/></text:p>
      <text:p text:style-name="P1"><text:span text:style-name="T1">Page Seven</text:span></text:p>
      <text:p text:style-name="P1"><text:span text:style-name="T1"/></text:p>
      <text:p text:style-name="P1"><text:span text:style-name="T1">1</text:span></text:p>
      <text:p text:style-name="P1"><text:span text:style-name="T1"/></text:p>
      <text:p text:style-name="P1"><text:span text:style-name="T1">THE DISTRICT SYSTEMS</text:span></text:p>
      <text:p text:style-name="P1"><text:span text:style-name="T1"/></text:p>
      <text:p text:style-name="P1"><text:span text:style-name="T1">Thq district is a legally constituted body set up by law to pro-</text:span></text:p>
      <text:p text:style-name="P1"><text:span text:style-name="T1">vide funds and government for specific purposes, not for all puv-</text:span></text:p>
      <text:p text:style-name="P1"><text:span text:style-name="T1">poses—but just for the one specified.</text:span></text:p>
      <text:p text:style-name="P1"><text:span text:style-name="T1"/></text:p>
      <text:p text:style-name="P1"><text:span text:style-name="T1">Districts are many, and a few can be forced upon an unincorpor-</text:span></text:p>
      <text:p text:style-name="P1"><text:span text:style-name="T1"/></text:p>
      <text:p text:style-name="P1"><text:span text:style-name="T1">ated community whether the majority of voters vote for them or not. -</text:span></text:p>
      <text:p text:style-name="P1"><text:span text:style-name="T1"/></text:p>
      <text:p text:style-name="P1"><text:span text:style-name="T1">A few districts that may apply to Palos Verdes Estates are listed as</text:span></text:p>
      <text:p text:style-name="P1"><text:span text:style-name="T1">follows: The Park, Recreational and Parkway, Fire Protection,</text:span></text:p>
      <text:p text:style-name="P1"><text:span text:style-name="T1">Police, Garbage Disposal and Lighting Districts—each with its own</text:span></text:p>
      <text:p text:style-name="P1"><text:span text:style-name="T1">set of officers and separate taxing power. We already have School,</text:span></text:p>
      <text:p text:style-name="P1"><text:span text:style-name="T1">Library, Sanitation and County Flood Districts on our County tax</text:span></text:p>
      <text:p text:style-name="P1"><text:span text:style-name="T1">bill, these combined taxing districts amounted to $2.50 per hundred</text:span></text:p>
      <text:p text:style-name="P1"><text:span text:style-name="T1">assessed valuation last year—this year $2.72. How many more</text:span></text:p>
      <text:p text:style-name="P1"><text:span text:style-name="T1">will the property owner stand for?</text:span></text:p>
      <text:p text:style-name="P1"><text:span text:style-name="T1"/></text:p>
      <text:p text:style-name="P1"><text:span text:style-name="T1">PARK DISTRICT</text:span></text:p>
      <text:p text:style-name="P1"><text:span text:style-name="T1"/></text:p>
      <text:p text:style-name="P1"><text:span text:style-name="T1">Any portion of the unincorporated arca of any county, not in-</text:span></text:p>
      <text:p text:style-name="P1"><text:span text:style-name="T1">cluded in any other park, recreational and parkway district, may be</text:span></text:p>
      <text:p text:style-name="P1"><text:span text:style-name="T1">formed into a park, recreational and parkway district to acquire all</text:span></text:p>
      <text:p text:style-name="P1"><text:span text:style-name="T1">necessary and proper lands, buildings and equipment, and to do any</text:span></text:p>
      <text:p text:style-name="P1"><text:span text:style-name="T1">necessary and proper construction work, including the planting of</text:span></text:p>
      <text:p text:style-name="P1"><text:span text:style-name="T1">trees and shrubs,</text:span></text:p>
      <text:p text:style-name="P1"><text:span text:style-name="T1"/></text:p>
      <text:p text:style-name="P1"><text:span text:style-name="T1">FORMATION OF DISTRICT</text:span></text:p>
      <text:p text:style-name="P1"><text:span text:style-name="T1"/></text:p>
      <text:p text:style-name="P1"><text:span text:style-name="T1">Upon application by petitions signed by 309% of the.registered</text:span></text:p>
      <text:p text:style-name="P1"><text:span text:style-name="T1">voters (number voting at last election for Governor) within the pro-</text:span></text:p>
      <text:p text:style-name="P1"><text:span text:style-name="T1">posed boundaries, to the county board of supervisors requesting</text:span></text:p>
      <text:p text:style-name="P1"><text:span text:style-name="T1">formation of a Park District. Upon presentation and filing of the</text:span></text:p>
      <text:p text:style-name="P1"><text:span text:style-name="T1">petition, the date of hearing is fixed. If the petition is gufficient</text:span></text:p>
      <text:p text:style-name="P1"><text:span text:style-name="T1">and the board of supervisors determine tha project feasible, eco-</text:span></text:p>
      <text:p text:style-name="P1"><text:span text:style-name="T1">nomically sound and for the public interest, they will fix the bound-</text:span></text:p>
      <text:p text:style-name="P1"><text:span text:style-name="T1">aries. By resolution, a date would then be set for an election to be</text:span></text:p>
      <text:p text:style-name="P1"><text:span text:style-name="T1">held in the proposed district.</text:span></text:p>
      <text:p text:style-name="P1"><text:span text:style-name="T1"/></text:p>
      <text:p text:style-name="P1"><text:span text:style-name="T1">ORGANIZATION</text:span></text:p>
      <text:p text:style-name="P1"><text:span text:style-name="T1"/></text:p>
      <text:p text:style-name="P1"><text:span text:style-name="T1">Three resident trustees and QUALIFIED ELECTORS (the elec-</text:span></text:p>
      <text:p text:style-name="P1"><text:span text:style-name="T1">tors may be renters (Article 4, Chapter 3, Division V of Public Re-</text:span></text:p>
      <text:p text:style-name="P1"><text:span text:style-name="T1">sources Code) or propetry owners with no more restriction ap-</text:span></text:p>
      <text:p text:style-name="P1"><text:span text:style-name="T1">plied to renteis than would hold true for a city) would be voted for</text:span></text:p>
      <text:p text:style-name="P1"><text:span text:style-name="T1">at the time of election, holding office for three years after the first</text:span></text:p>
      <text:p text:style-name="P1"><text:span text:style-name="T1">election—the term of office being staggered for the first three years.</text:span></text:p>
      <text:p text:style-name="P1"><text:span text:style-name="T1">The three successful candidates would constitute the board or ais-</text:span></text:p>
      <text:p text:style-name="P1"><text:span text:style-name="T1">trict trustees.</text:span></text:p>
      <text:p text:style-name="P1"><text:span text:style-name="T1"/></text:p>
      <text:p text:style-name="P1"><text:span text:style-name="T1">POWERS</text:span></text:p>
      <text:p text:style-name="P1"><text:span text:style-name="T1"/></text:p>
      <text:p text:style-name="P1"><text:span text:style-name="T1">The board of trustees shall have the power to make and euforce</text:span></text:p>
      <text:p text:style-name="P1"><text:span text:style-name="T1">all rules, regulations and by-laws necessary for the administration;</text:span></text:p>
      <text:p text:style-name="P1"><text:span text:style-name="T1">employ persons, maintain improvements and facilities; purchase</text:span></text:p>
      <text:p text:style-name="P1"><text:span text:style-name="T1">real property, equipment, buildings or erect such buildings accord-</text:span></text:p>
      <text:p text:style-name="P1"><text:span text:style-name="T1">ing to their judgment~that may be necessary; BORROW MONEY,</text:span></text:p>
      <text:p text:style-name="P1"><text:span text:style-name="T1">give security, purchase on contract and do and perform any and all</text:span></text:p>
      <text:p text:style-name="P1"><text:span text:style-name="T1">acts and things necessary to carry on the provision of the act.</text:span></text:p>
      <text:p text:style-name="P1"><text:span text:style-name="T1"/></text:p>
      <text:p text:style-name="P1"><text:span text:style-name="T1">Page Eight</text:span></text:p>
      <text:p text:style-name="P1"><text:span text:style-name="T1"/></text:p>
      <text:p text:style-name="P1"><text:span text:style-name="T1">. TAXES</text:span></text:p>
      <text:p text:style-name="P1"><text:span text:style-name="T1"/></text:p>
      <text:p text:style-name="P1"><text:span text:style-name="T1">The tax shall in no case exceed the rate of FIFTY CENTS on</text:span></text:p>
      <text:p text:style-name="P1"><text:span text:style-name="T1">each one hundred dollars of the assessed valuation (real and per-</text:span></text:p>
      <text:p text:style-name="P1"><text:span text:style-name="T1">sonal) within the district. The taxes will be -collected by the</text:span></text:p>
      <text:p text:style-name="P1"><text:span text:style-name="T1">County and added to your regular county tax bill. The cost of this</text:span></text:p>
      <text:p text:style-name="P1"><text:span text:style-name="T1">collection and other duties will be deducted from the funds of the</text:span></text:p>
      <text:p text:style-name="P1"><text:span text:style-name="T1">district by the county. The ccst will be fairly high the first few</text:span></text:p>
      <text:p text:style-name="P1"><text:span text:style-name="T1">years until more districts are formed to pro-rate the overhead.</text:span></text:p>
      <text:p text:style-name="P1"><text:span text:style-name="T1"/></text:p>
      <text:p text:style-name="P1"><text:span text:style-name="T1">DISADVANTAGES AND CONCLUSIONS</text:span></text:p>
      <text:p text:style-name="P1"><text:span text:style-name="T1"/></text:p>
      <text:p text:style-name="P1"><text:span text:style-name="T1">1. The funds of the park district can only be used for parks and</text:span></text:p>
      <text:p text:style-name="P1"><text:span text:style-name="T1">playground purposes. Other taxes must be raised for the many</text:span></text:p>
      <text:p text:style-name="P1"><text:span text:style-name="T1">other functions of a government or different districts formed for</text:span></text:p>
      <text:p text:style-name="P1"><text:span text:style-name="T1">each purpose—each with a separate taxing power. _If a community</text:span></text:p>
      <text:p text:style-name="P1"><text:span text:style-name="T1">has districts they have multiple taxing powers.</text:span></text:p>
      <text:p text:style-name="P1"><text:span text:style-name="T1"/></text:p>
      <text:p text:style-name="P1"><text:span text:style-name="T1">2. In case the board of three trustees were golf enthusiasts, they</text:span></text:p>
      <text:p text:style-name="P1"><text:span text:style-name="T1">would naturally allot the majority of the funds to the golf course,</text:span></text:p>
      <text:p text:style-name="P1"><text:span text:style-name="T1">letting our parkways suffer.</text:span></text:p>
      <text:p text:style-name="P1"><text:span text:style-name="T1"/></text:p>
      <text:p text:style-name="P1"><text:span text:style-name="T1">3. The golf course could be subsidized for life and not forced to</text:span></text:p>
      <text:p text:style-name="P1"><text:span text:style-name="T1">pay its own way. - P ory :</text:span></text:p>
      <text:p text:style-name="P1"><text:span text:style-name="T1"/></text:p>
      <text:p text:style-name="P1"><text:span text:style-name="T1">4. There are no provisions for removing the personnel.</text:span></text:p>
      <text:p text:style-name="P1"><text:span text:style-name="T1"/></text:p>
      <text:p text:style-name="P1"><text:span text:style-name="T1">5. The Park District is a public body and its facilities are open</text:span></text:p>
      <text:p text:style-name="P1"><text:span text:style-name="T1">to the public—there is no provision made to lease any of its prop-</text:span></text:p>
      <text:p text:style-name="P1"><text:span text:style-name="T1">arties back to the Homes Association, as is the possibility under a</text:span></text:p>
      <text:p text:style-name="P1"><text:span text:style-name="T1">City of the Sixth Class government, for semi-public use.</text:span></text:p>
      <text:p text:style-name="P1"><text:span text:style-name="T1"/></text:p>
      <text:p text:style-name="P1"><text:span text:style-name="T1">POLICE DISTRICT</text:span></text:p>
      <text:p text:style-name="P1"><text:span text:style-name="T1"/></text:p>
      <text:p text:style-name="P1"><text:span text:style-name="T1">Any unincorporated territory within a county may equip and</text:span></text:p>
      <text:p text:style-name="P1"><text:span text:style-name="T1">maintain a pelice department for the purpose of protecting and safe-</text:span></text:p>
      <text:p text:style-name="P1"><text:span text:style-name="T1">guarding life and property in accordance with the provisions of this</text:span></text:p>
      <text:p text:style-name="P1"><text:span text:style-name="T1">act. (Act 6016 General Law, State of California.)</text:span></text:p>
      <text:p text:style-name="P1"><text:span text:style-name="T1"/></text:p>
      <text:p text:style-name="P1"><text:span text:style-name="T1">FORMATION OF DISTRICT</text:span></text:p>
      <text:p text:style-name="P1"><text:span text:style-name="T1"/></text:p>
      <text:p text:style-name="P1"><text:span text:style-name="T1">Upon application by petition of 51% or more of the taxpayers</text:span></text:p>
      <text:p text:style-name="P1"><text:span text:style-name="T1"/></text:p>
      <text:p text:style-name="P1"><text:span text:style-name="T1">and residents within the proposed district presented at a regular</text:span></text:p>
      <text:p text:style-name="P1"><text:span text:style-name="T1">meeting of the County board of supervision requesting formation of</text:span></text:p>
      <text:p text:style-name="P1"><text:span text:style-name="T1">a district. If petitions were sufficient a public hearing would be</text:span></text:p>
      <text:p text:style-name="P1"><text:span text:style-name="T1">held and protests made and filed. Immediately following this pro-</text:span></text:p>
      <text:p text:style-name="P1"><text:span text:style-name="T1">ceedure, if the County board of supervisors decide in its favor, a</text:span></text:p>
      <text:p text:style-name="P1"><text:span text:style-name="T1">district would be formed by resolution.</text:span></text:p>
      <text:p text:style-name="P1"><text:span text:style-name="T1">TAXES</text:span></text:p>
      <text:p text:style-name="P1"><text:span text:style-name="T1"/></text:p>
      <text:p text:style-name="P1"><text:span text:style-name="T1">The board of supervisors would be ex-officio directors of the dis-</text:span></text:p>
      <text:p text:style-name="P1"><text:span text:style-name="T1">trict, and may levy a tax suflicient to raise a sum not in excess of</text:span></text:p>
      <text:p text:style-name="P1"><text:span text:style-name="T1">$2,400.00 per annum, and perform all necessary acts to provide ade-</text:span></text:p>
      <text:p text:style-name="P1"><text:span text:style-name="T1">quate police protection.</text:span></text:p>
      <text:p text:style-name="P1"><text:span text:style-name="T1"/></text:p>
      <text:p text:style-name="P1"><text:span text:style-name="T1">DISADVANTAGES AND CONCLUSIONS</text:span></text:p>
      <text:p text:style-name="P1"><text:span text:style-name="T1"/></text:p>
      <text:p text:style-name="P1"><text:span text:style-name="T1">A. It would be practically impossible to secure 51% of the tax-</text:span></text:p>
      <text:p text:style-name="P1"><text:span text:style-name="T1">payers to sign the petition, for only those with improved property</text:span></text:p>
      <text:p text:style-name="P1"><text:span text:style-name="T1">would benefit. 5</text:span></text:p>
      <text:p text:style-name="P1"><text:span text:style-name="T1"/></text:p>
      <text:p text:style-name="P1"><text:span text:style-name="T1">B. The limit of $2,400.00 as the maximum amount to Le spent</text:span></text:p>
      <text:p text:style-name="P1"><text:span text:style-name="T1">would prevent adequate police protection twenty-four hours a day</text:span></text:p>
      <text:p text:style-name="P1"><text:span text:style-name="T1">and extra deputies on Sundays and holidays.</text:span></text:p>
      <text:p text:style-name="P1"><text:span text:style-name="T1"/></text:p>
      <text:p text:style-name="P1"><text:span text:style-name="T1">C. The fines and penalties collected would go to the County and</text:span></text:p>
      <text:p text:style-name="P1"><text:span text:style-name="T1">not to the district, for it could not prosecute,</text:span></text:p>
      <text:p text:style-name="P1"><text:span text:style-name="T1"/></text:p>
      <text:p text:style-name="P1"><text:span text:style-name="T1">Page Nine:</text:span></text:p>
      <text:p text:style-name="P1"><text:span text:style-name="T1"/></text:p>
      <text:p text:style-name="P1"><text:span text:style-name="T1">AN</text:span></text:p>
      <text:p text:style-name="P1"><text:span text:style-name="T1"/></text:p>
      <text:p text:style-name="P1"><text:span text:style-name="T1">FIRE DISTRICT.</text:span></text:p>
      <text:p text:style-name="P1"><text:span text:style-name="T1"/></text:p>
      <text:p text:style-name="P1"><text:span text:style-name="T1">Any portion of a county composed of unincorporatad territory</text:span></text:p>
      <text:p text:style-name="P1"><text:span text:style-name="T1">may be formed into a county fire protection district in accordance</text:span></text:p>
      <text:p text:style-name="P1"><text:span text:style-name="T1">with the law. (Act 2583 General Laws, State of California.)</text:span></text:p>
      <text:p text:style-name="P1"><text:span text:style-name="T1"/></text:p>
      <text:p text:style-name="P1"><text:span text:style-name="T1">FORMATION OF DISTRICT</text:span></text:p>
      <text:p text:style-name="P1"><text:span text:style-name="T1"/></text:p>
      <text:p text:style-name="P1"><text:span text:style-name="T1">Upon request, or in their opinion, if a fire district is necessary</text:span></text:p>
      <text:p text:style-name="P1"><text:span text:style-name="T1">for a certain community, the County board of supervisors are per-</text:span></text:p>
      <text:p text:style-name="P1"><text:span text:style-name="T1">mitted to set a time and place for a hearing to discuss the forma-</text:span></text:p>
      <text:p text:style-name="P1"><text:span text:style-name="T1">tion of a district. They have the power to abandon or establish the</text:span></text:p>
      <text:p text:style-name="P1"><text:span text:style-name="T1">same whereupon the electors of that district vote its approval or dis-</text:span></text:p>
      <text:p text:style-name="P1"><text:span text:style-name="T1">approval. If the majority of the votes cast ratify the declaration,</text:span></text:p>
      <text:p text:style-name="P1"><text:span text:style-name="T1">the district will be established. The County board of supervisors</text:span></text:p>
      <text:p text:style-name="P1"><text:span text:style-name="T1">is the governing body of the district,</text:span></text:p>
      <text:p text:style-name="P1"><text:span text:style-name="T1"/></text:p>
      <text:p text:style-name="P1"><text:span text:style-name="T1">TAXES</text:span></text:p>
      <text:p text:style-name="P1"><text:span text:style-name="T1"/></text:p>
      <text:p text:style-name="P1"><text:span text:style-name="T1">The board of supervisors shall levy a tax each year equally upon</text:span></text:p>
      <text:p text:style-name="P1"><text:span text:style-name="T1">all taxable property, real and personal, SUFFICIENT TO DEFRAY</text:span></text:p>
      <text:p text:style-name="P1"><text:span text:style-name="T1">THE COST OF MAINTENANCE, and to meet such other expendi-</text:span></text:p>
      <text:p text:style-name="P1"><text:span text:style-name="T1"/></text:p>
      <text:p text:style-name="P1"><text:span text:style-name="T1">tures as are authorized by this act. The County charges approxi-</text:span></text:p>
      <text:p text:style-name="P1"><text:span text:style-name="T1">mately 3% for administration and inspection.</text:span></text:p>
      <text:p text:style-name="P1"><text:span text:style-name="T1"/></text:p>
      <text:p text:style-name="P1"><text:span text:style-name="T1">DISADVANTAGES AND CONCLUSIONS</text:span></text:p>
      <text:p text:style-name="P1"><text:span text:style-name="T1">A. The amount of tax is set by the County board of supervisors</text:span></text:p>
      <text:p text:style-name="P1"><text:span text:style-name="T1">and has no definite limit. For example, Altadena’s 1938 tax rate</text:span></text:p>
      <text:p text:style-name="P1"><text:span text:style-name="T1">for a Fire District was 23 Y2c on $16,111,360 assessed valuation,</text:span></text:p>
      <text:p text:style-name="P1"><text:span text:style-name="T1"/></text:p>
      <text:p text:style-name="P1"><text:span text:style-name="T1">Flintridge tax rate was 69¢ on $2,737,720 assessed valuation,</text:span></text:p>
      <text:p text:style-name="P1"><text:span text:style-name="T1">Puente, 79¢, and Lawndale, 68c.</text:span></text:p>
      <text:p text:style-name="P1"><text:span text:style-name="T1"/></text:p>
      <text:p text:style-name="P1"><text:span text:style-name="T1">B. It would be too expensive for Palos Verdes.</text:span></text:p>
      <text:p text:style-name="P1"><text:span text:style-name="T1"/></text:p>
      <text:p text:style-name="P1"><text:span text:style-name="T1">C. A fire district has the right to assess the community property</text:span></text:p>
      <text:p text:style-name="P1"><text:span text:style-name="T1">owned by the Homes Association—more expense to the taxpayer.</text:span></text:p>
      <text:p text:style-name="P1"><text:span text:style-name="T1"/></text:p>
      <text:p text:style-name="P1"><text:span text:style-name="T1">m</text:span></text:p>
      <text:p text:style-name="P1"><text:span text:style-name="T1">THE CITY OF THE SIXTH CLASS</text:span></text:p>
      <text:p text:style-name="P1"><text:span text:style-name="T1"/></text:p>
      <text:p text:style-name="P1"><text:span text:style-name="T1">A City of the Sixth Class is a legally constituted body with all</text:span></text:p>
      <text:p text:style-name="P1"><text:span text:style-name="T1">litigations completed and its validity of operation established, which</text:span></text:p>
      <text:p text:style-name="P1"><text:span text:style-name="T1">combines all the important districts, as Park, Fire, Police, Garbage</text:span></text:p>
      <text:p text:style-name="P1"><text:span text:style-name="T1">and Lighting UNDER ONE GOVERNING BODY and ONE TAX.</text:span></text:p>
      <text:p text:style-name="P1"><text:span text:style-name="T1">Is it not economy to consolidate departments, personnel and ex-</text:span></text:p>
      <text:p text:style-name="P1"><text:span text:style-name="T1">penses?</text:span></text:p>
      <text:p text:style-name="P1"><text:span text:style-name="T1"/></text:p>
      <text:p text:style-name="P1"><text:span text:style-name="T1">TAXES</text:span></text:p>
      <text:p text:style-name="P1"><text:span text:style-name="T1"/></text:p>
      <text:p text:style-name="P1"><text:span text:style-name="T1">The City Council has the *‘power to levy and collect annually a</text:span></text:p>
      <text:p text:style-name="P1"><text:span text:style-name="T1">property tax which SHALL NOT, without the assent of two-thirds of</text:span></text:p>
      <text:p text:style-name="P1"><text:span text:style-name="T1">the qualified electors of such city voting at an election to be held for</text:span></text:p>
      <text:p text:style-name="P1"><text:span text:style-name="T1">that purpose, EXCEED ONE DOLLAR on each one hundred dollars</text:span></text:p>
      <text:p text:style-name="P1"><text:span text:style-name="T1">of assessed valuation.” (Paragraph 862.11, Act 5233 General Laws,</text:span></text:p>
      <text:p text:style-name="P1"><text:span text:style-name="T1">State of California.)</text:span></text:p>
      <text:p text:style-name="P1"><text:span text:style-name="T1"/></text:p>
      <text:p text:style-name="P1"><text:span text:style-name="T1">The following cities of the Sixth-Class in the State of California</text:span></text:p>
      <text:p text:style-name="P1"><text:span text:style-name="T1">have conditions somewhat similar to those in Palos Verdes Es-</text:span></text:p>
      <text:p text:style-name="P1"><text:span text:style-name="T1">tates. (Financial report State Controller 1938.) Their 1938 tax</text:span></text:p>
      <text:p text:style-name="P1"><text:span text:style-name="T1">rate is posted opposite each City, based on $100 assessed valuation.</text:span></text:p>
      <text:p text:style-name="P1"><text:span text:style-name="T1"/></text:p>
      <text:p text:style-name="P1"><text:span text:style-name="T1">Hillsborough, 59¢; Atherton, 59¢; Menlo Park, 45¢; Belmont, 70c.</text:span></text:p>
      <text:p text:style-name="P1"><text:span text:style-name="T1"/></text:p>
      <text:p text:style-name="P1"><text:span text:style-name="T1">See itemized budgets and expenditures on page 16.</text:span></text:p>
      <text:p text:style-name="P1"><text:span text:style-name="T1"/></text:p>
      <text:p text:style-name="P1"><text:span text:style-name="T1">Page Ten</text:span></text:p>
      <text:p text:style-name="P1"><text:span text:style-name="T1"/></text:p>
      <text:p text:style-name="P1"><text:span text:style-name="T1">The County will collect City taxes at a cost not exceeding one</text:span></text:p>
      <text:p text:style-name="P1"><text:span text:style-name="T1">per cent for the first §25,000 of the taxes collected, and one quarter</text:span></text:p>
      <text:p text:style-name="P1"><text:span text:style-name="T1">of one per cent for the balance. (See Sec. 6, Act 9469 General Laws,</text:span></text:p>
      <text:p text:style-name="P1"><text:span text:style-name="T1">State of California.) Palos Verdes City taxes would, therefore, be</text:span></text:p>
      <text:p text:style-name="P1"><text:span text:style-name="T1">collected for less than $300, considerably less than the $1,200 the</text:span></text:p>
      <text:p text:style-name="P1"><text:span text:style-name="T1">Homes Association spends for the same work at the present time.</text:span></text:p>
      <text:p text:style-name="P1"><text:span text:style-name="T1"/></text:p>
      <text:p text:style-name="P1"><text:span text:style-name="T1">In comparison, the County charge for collecting DISTRICT TAXES</text:span></text:p>
      <text:p text:style-name="P1"><text:span text:style-name="T1">runs around 3 per cent.</text:span></text:p>
      <text:p text:style-name="P1"><text:span text:style-name="T1"/></text:p>
      <text:p text:style-name="P1"><text:span text:style-name="T1">CITY ORGANIZATION</text:span></text:p>
      <text:p text:style-name="P1"><text:span text:style-name="T1">(Act 5233 General Laws, State of California)</text:span></text:p>
      <text:p text:style-name="P1"><text:span text:style-name="T1"/></text:p>
      <text:p text:style-name="P1"><text:span text:style-name="T1">The City Council is composed of five members who are elected</text:span></text:p>
      <text:p text:style-name="P1"><text:span text:style-name="T1">by the qualified electors of the City at the general municipal elec-</text:span></text:p>
      <text:p text:style-name="P1"><text:span text:style-name="T1">tion which is held on the second Tuesday in April in each even num-</text:span></text:p>
      <text:p text:style-name="P1"><text:span text:style-name="T1">bered year. The members of the City Council RECEIVE NO COM-</text:span></text:p>
      <text:p text:style-name="P1"><text:span text:style-name="T1">PENSATION for their services unless the majority of electors vote</text:span></text:p>
      <text:p text:style-name="P1"><text:span text:style-name="T1">to so compensate them. From one of their number they choose the</text:span></text:p>
      <text:p text:style-name="P1"><text:span text:style-name="T1">Mayor. The Councilmen hold office for four years. The City Clerk,</text:span></text:p>
      <text:p text:style-name="P1"><text:span text:style-name="T1">corresponding to our present Manager, and City Treasurer, are elected</text:span></text:p>
      <text:p text:style-name="P1"><text:span text:style-name="T1">at the same election for a period of four years. Their compensation</text:span></text:p>
      <text:p text:style-name="P1"><text:span text:style-name="T1">is fixed by the City Council; but having once been fixed, such com-</text:span></text:p>
      <text:p text:style-name="P1"><text:span text:style-name="T1">pensation cannot thereafter be increased or diminished during the</text:span></text:p>
      <text:p text:style-name="P1"><text:span text:style-name="T1">term of office of that particular incumbent. The Chief of Police,</text:span></text:p>
      <text:p text:style-name="P1"><text:span text:style-name="T1">similar to our present CHIEF, the Assessor (City Clerk can act</text:span></text:p>
      <text:p text:style-name="P1"><text:span text:style-name="T1">as such), the Attorney and City Judge are all appointed by the</text:span></text:p>
      <text:p text:style-name="P1"><text:span text:style-name="T1">Council, and compensation, if any, for those titles is set by the</text:span></text:p>
      <text:p text:style-name="P1"><text:span text:style-name="T1">Council.</text:span></text:p>
      <text:p text:style-name="P1"><text:span text:style-name="T1"/></text:p>
      <text:p text:style-name="P1"><text:span text:style-name="T1">REMOVAL OF OFFICERS: Any City officer, whetner he be</text:span></text:p>
      <text:p text:style-name="P1"><text:span text:style-name="T1">appointed or elacted, may resign by presenting his resignation in</text:span></text:p>
      <text:p text:style-name="P1"><text:span text:style-name="T1">writing and delivering the same to the City Clerk, acting as the ex-</text:span></text:p>
      <text:p text:style-name="P1"><text:span text:style-name="T1">officio Clerk of the City Council.</text:span></text:p>
      <text:p text:style-name="P1"><text:span text:style-name="T1"/></text:p>
      <text:p text:style-name="P1"><text:span text:style-name="T1">RECALL: The State Constitution reserves to the electors of a</text:span></text:p>
      <text:p text:style-name="P1"><text:span text:style-name="T1">City the power to remove or recall any elective municipal officer un-</text:span></text:p>
      <text:p text:style-name="P1"><text:span text:style-name="T1">der conditions provided by law at any time.</text:span></text:p>
      <text:p text:style-name="P1"><text:span text:style-name="T1"/></text:p>
      <text:p text:style-name="P1"><text:span text:style-name="T1">POWERS</text:span></text:p>
      <text:p text:style-name="P1"><text:span text:style-name="T1">The City Councii shall have power TO PASS ORDINANCES, to</text:span></text:p>
      <text:p text:style-name="P1"><text:span text:style-name="T1"/></text:p>
      <text:p text:style-name="P1"><text:span text:style-name="T1">‘purchase, LEASE or receive real estate and personal property, to</text:span></text:p>
      <text:p text:style-name="P1"><text:span text:style-name="T1"/></text:p>
      <text:p text:style-name="P1"><text:span text:style-name="T1">contract for water, gas and electric lights, to improve and repair</text:span></text:p>
      <text:p text:style-name="P1"><text:span text:style-name="T1">streets, to improve and develop park property, TO PROVIDE FIRE</text:span></text:p>
      <text:p text:style-name="P1"><text:span text:style-name="T1">EQUIPMENT (legally constituted) or CONTRACT FOR SAME</text:span></text:p>
      <text:p text:style-name="P1"><text:span text:style-name="T1">FROM neighboring community, to levy and collect taxes not Lo ex-</text:span></text:p>
      <text:p text:style-name="P1"><text:span text:style-name="T1">ceed $1.00 per $100.00 assessed valuation, to license, to impose fines</text:span></text:p>
      <text:p text:style-name="P1"><text:span text:style-name="T1">and penalties, TO ENFORCE POLICE PROTECTION, to ESTAB-</text:span></text:p>
      <text:p text:style-name="P1"><text:span text:style-name="T1">LISH A BUILDING CODE and other minor duties listed in the Gen-</text:span></text:p>
      <text:p text:style-name="P1"><text:span text:style-name="T1">eral Laws of the State of California.</text:span></text:p>
      <text:p text:style-name="P1"><text:span text:style-name="T1"/></text:p>
      <text:p text:style-name="P1"><text:span text:style-name="T1">LIMITATIONS: 1. The City Council SHALL NOT HAVE power</text:span></text:p>
      <text:p text:style-name="P1"><text:span text:style-name="T1">to sell or convey any portion of any water frontage. (Paragraph</text:span></text:p>
      <text:p text:style-name="P1"><text:span text:style-name="T1">862.2 Act 5233 General Laws, State of California.) The Directors</text:span></text:p>
      <text:p text:style-name="P1"><text:span text:style-name="T1">of the Palos Verdes Homes Association have the power to sell or</text:span></text:p>
      <text:p text:style-name="P1"><text:span text:style-name="T1">convey anything belonging to the Homes Association. (Paragraph</text:span></text:p>
      <text:p text:style-name="P1"><text:span text:style-name="T1">19, Basic Restrictions Palos Verdes Homes Association.)</text:span></text:p>
      <text:p text:style-name="P1"><text:span text:style-name="T1"/></text:p>
      <text:p text:style-name="P1"><text:span text:style-name="T1">2. “The City Council shall not incur any indebtedness or liability</text:span></text:p>
      <text:p text:style-name="P1"><text:span text:style-name="T1">in any manner or for any purpose exceeding in any year the incomc</text:span></text:p>
      <text:p text:style-name="P1"><text:span text:style-name="T1"/></text:p>
      <text:p text:style-name="P1"><text:span text:style-name="T1">Page Eleven</text:span></text:p>
      <text:p text:style-name="P1"><text:span text:style-name="T1">and revenue provided for such year without the assent of two-thirds</text:span></text:p>
      <text:p text:style-name="P1"><text:span text:style-name="T1">of the qualified electors of said city.”” (Paragraph 865 Act 5233</text:span></text:p>
      <text:p text:style-name="P1"><text:span text:style-name="T1">General Laws, State of California.) This law would have prevented</text:span></text:p>
      <text:p text:style-name="P1"><text:span text:style-name="T1">the $46,157.07 golf club house and furniture expenditures by the</text:span></text:p>
      <text:p text:style-name="P1"><text:span text:style-name="T1">Directors of the Palos Verdes Homes Association and would have</text:span></text:p>
      <text:p text:style-name="P1"><text:span text:style-name="T1">saved our present predicament,</text:span></text:p>
      <text:p text:style-name="P1"><text:span text:style-name="T1"/></text:p>
      <text:p text:style-name="P1"><text:span text:style-name="T1">Under City laws, public bids for all expenditures over $500 must</text:span></text:p>
      <text:p text:style-name="P1"><text:span text:style-name="T1">be ADVERTISED, as well a all financial statements be published</text:span></text:p>
      <text:p text:style-name="P1"><text:span text:style-name="T1">where we can see them. This trivial advertising expenditure should</text:span></text:p>
      <text:p text:style-name="P1"><text:span text:style-name="T1">be worth thousands to the property owners. It will give them a</text:span></text:p>
      <text:p text:style-name="P1"><text:span text:style-name="T1">chance to know our condition at all times.</text:span></text:p>
      <text:p text:style-name="P1"><text:span text:style-name="T1"/></text:p>
      <text:p text:style-name="P1"><text:span text:style-name="T1">STREETS AND ROADS</text:span></text:p>
      <text:p text:style-name="P1"><text:span text:style-name="T1"/></text:p>
      <text:p text:style-name="P1"><text:span text:style-name="T1">The roads in Palos Verdes are now maintained by the County, in</text:span></text:p>
      <text:p text:style-name="P1"><text:span text:style-name="T1">turn supported by 3 per cent gasoline tax which we all contribute</text:span></text:p>
      <text:p text:style-name="P1"><text:span text:style-name="T1">and the County road tax of 7 cents per hundred assessed valuation</text:span></text:p>
      <text:p text:style-name="P1"><text:span text:style-name="T1">which we pay on our County tax bill. The average cost per mile</text:span></text:p>
      <text:p text:style-name="P1"><text:span text:style-name="T1">of maintaining county roads is $212. (County Road Department,</text:span></text:p>
      <text:p text:style-name="P1"><text:span text:style-name="T1">Hall of Records.) Our type of road is less expensive to maintain</text:span></text:p>
      <text:p text:style-name="P1"><text:span text:style-name="T1">than the heavily traveled average County roads.</text:span></text:p>
      <text:p text:style-name="P1"><text:span text:style-name="T1"/></text:p>
      <text:p text:style-name="P1"><text:span text:style-name="T1">Upon incorporation we have two alternatives of manitaining our</text:span></text:p>
      <text:p text:style-name="P1"><text:span text:style-name="T1">roads.</text:span></text:p>
      <text:p text:style-name="P1"><text:span text:style-name="T1"/></text:p>
      <text:p text:style-name="P1"><text:span text:style-name="T1">1. We can pay the County for doing the work, costing approxi</text:span></text:p>
      <text:p text:style-name="P1"><text:span text:style-name="T1">mately $4,240, and in turn accept our pro rata of the 3 per cent gas-</text:span></text:p>
      <text:p text:style-name="P1"><text:span text:style-name="T1">oline tax from the State and a refund on the 7 cent road tax.</text:span></text:p>
      <text:p text:style-name="P1"><text:span text:style-name="T1">These two refunds about olfset the above maintenance cost.</text:span></text:p>
      <text:p text:style-name="P1"><text:span text:style-name="T1"/></text:p>
      <text:p text:style-name="P1"><text:span text:style-name="T1">2. We can accept the offer made by Commissioner O. W. Con-</text:span></text:p>
      <text:p text:style-name="P1"><text:span text:style-name="T1">nelly, of the County Road Maintenance Department, to maintain our</text:span></text:p>
      <text:p text:style-name="P1"><text:span text:style-name="T1">roads as at present if we forego the rebates we would otherwise ha</text:span></text:p>
      <text:p text:style-name="P1"><text:span text:style-name="T1">entitled to. This method seems most feasible at the present time.</text:span></text:p>
      <text:p text:style-name="P1"><text:span text:style-name="T1"/></text:p>
      <text:p text:style-name="P1"><text:span text:style-name="T1">POLICE AND FIRE DEPARTMENTS</text:span></text:p>
      <text:p text:style-name="P1"><text:span text:style-name="T1"/></text:p>
      <text:p text:style-name="P1"><text:span text:style-name="T1">A municipality has the legal right to organize and support its</text:span></text:p>
      <text:p text:style-name="P1"><text:span text:style-name="T1">own police and fire departments. A yearly budget is prepared by</text:span></text:p>
      <text:p text:style-name="P1"><text:span text:style-name="T1">the City Councilmen, making provisions for tihese aepartments. It</text:span></text:p>
      <text:p text:style-name="P1"><text:span text:style-name="T1">all comes within or under the $1.00 tax rate of a City of the Sixth-</text:span></text:p>
      <text:p text:style-name="P1"><text:span text:style-name="T1">Class.</text:span></text:p>
      <text:p text:style-name="P1"><text:span text:style-name="T1"/></text:p>
      <text:p text:style-name="P1"><text:span text:style-name="T1">It has been proposed that we improve Palos Verdes Police Force</text:span></text:p>
      <text:p text:style-name="P1"><text:span text:style-name="T1">by giving 24-hour protection, having a force of three policemen— -</text:span></text:p>
      <text:p text:style-name="P1"><text:span text:style-name="T1">one for each eight-hour shift. These men would be regular police</text:span></text:p>
      <text:p text:style-name="P1"><text:span text:style-name="T1">officers. The Police Chief would be one of their number appointed</text:span></text:p>
      <text:p text:style-name="P1"><text:span text:style-name="T1">by the City Council, and they would have the badges and authority</text:span></text:p>
      <text:p text:style-name="P1"><text:span text:style-name="T1">to enforce the City ordinances pertaining to law and order. Special</text:span></text:p>
      <text:p text:style-name="P1"><text:span text:style-name="T1">deputies would aid the force on Sundays and holidays as required.</text:span></text:p>
      <text:p text:style-name="P1"><text:span text:style-name="T1">The County police radio car would be subject to call in all emergen-</text:span></text:p>
      <text:p text:style-name="P1"><text:span text:style-name="T1">cies as at present. In case of fire the police would augment the vol-</text:span></text:p>
      <text:p text:style-name="P1"><text:span text:style-name="T1">unteer fire departmsant.</text:span></text:p>
      <text:p text:style-name="P1"><text:span text:style-name="T1"/></text:p>
      <text:p text:style-name="P1"><text:span text:style-name="T1">The present Board of Directors of the Homes Association have</text:span></text:p>
      <text:p text:style-name="P1"><text:span text:style-name="T1">realized the necessity for fire equipment and have therefor set aside</text:span></text:p>
      <text:p text:style-name="P1"><text:span text:style-name="T1">$1,000 as the first payment on a $3,000 modern fire engine. The</text:span></text:p>
      <text:p text:style-name="P1"><text:span text:style-name="T1">City would take over this obligation and complete the remaining</text:span></text:p>
      <text:p text:style-name="P1"><text:span text:style-name="T1">two yearly payments. It would be housed in Mr. Heiron's garage,</text:span></text:p>
      <text:p text:style-name="P1"><text:span text:style-name="T1">which is centrally located. No further equipment or buildings are</text:span></text:p>
      <text:p text:style-name="P1"><text:span text:style-name="T1">necessary at this time. The City can likewise contract with Re-</text:span></text:p>
      <text:p text:style-name="P1"><text:span text:style-name="T1"/></text:p>
      <text:p text:style-name="P1"><text:span text:style-name="T1">Page Twelve</text:span></text:p>
      <text:p text:style-name="P1"><text:span text:style-name="T1"/></text:p>
      <text:p text:style-name="P1"><text:span text:style-name="T1">dondo Beach and Lomita, who have excellent equipment, at a fee of</text:span></text:p>
      <text:p text:style-name="P1"><text:span text:style-name="T1">$50 per call in case of an emergency. Improved fire protection</text:span></text:p>
      <text:p text:style-name="P1"><text:span text:style-name="T1">should lower our insurance rates.</text:span></text:p>
      <text:p text:style-name="P1"><text:span text:style-name="T1"/></text:p>
      <text:p text:style-name="P1"><text:span text:style-name="T1">POLICE COURT</text:span></text:p>
      <text:p text:style-name="P1"><text:span text:style-name="T1"/></text:p>
      <text:p text:style-name="P1"><text:span text:style-name="T1">The Police Court, under the law, is an integral part of our State</text:span></text:p>
      <text:p text:style-name="P1"><text:span text:style-name="T1">judicial system. As such it has the power (within the limits of its</text:span></text:p>
      <text:p text:style-name="P1"><text:span text:style-name="T1">jurisdiction) to issue warrants and subpoenas, compel the attendance</text:span></text:p>
      <text:p text:style-name="P1"><text:span text:style-name="T1">of persons before it, administer oaths, punish for contempt, render</text:span></text:p>
      <text:p text:style-name="P1"><text:span text:style-name="T1">judgment, AND TO ENFORCE ITS JUDGMENT BY FINE OR IM-</text:span></text:p>
      <text:p text:style-name="P1"><text:span text:style-name="T1">PRISONMENT. The court ig presided over by a Judge.</text:span></text:p>
      <text:p text:style-name="P1"><text:span text:style-name="T1"/></text:p>
      <text:p text:style-name="P1"><text:span text:style-name="T1">The Police Court can be held at any time or place designated</text:span></text:p>
      <text:p text:style-name="P1"><text:span text:style-name="T1">within the City limits. Under-Sheriff Arthur C. Jewell recom-</text:span></text:p>
      <text:p text:style-name="P1"><text:span text:style-name="T1">mended we set up a Court to convene once or twice a month or a</text:span></text:p>
      <text:p text:style-name="P1"><text:span text:style-name="T1">Saturday afternoon and that one of our able Attorneys in this sec-</text:span></text:p>
      <text:p text:style-name="P1"><text:span text:style-name="T1">tion could b appointed Judge by the City Council. All cases com-</text:span></text:p>
      <text:p text:style-name="P1"><text:span text:style-name="T1">ing under the Police Court’s jurisdiction would be disposed of and</text:span></text:p>
      <text:p text:style-name="P1"><text:span text:style-name="T1">all fines collected paid to the City Treasurer.</text:span></text:p>
      <text:p text:style-name="P1"><text:span text:style-name="T1"/></text:p>
      <text:p text:style-name="P1"><text:span text:style-name="T1">All cases of violence or other such cases requiring a jail would</text:span></text:p>
      <text:p text:style-name="P1"><text:span text:style-name="T1">be turned over to the County Sheriff.</text:span></text:p>
      <text:p text:style-name="P1"><text:span text:style-name="T1"/></text:p>
      <text:p text:style-name="P1"><text:span text:style-name="T1">BONDS</text:span></text:p>
      <text:p text:style-name="P1"><text:span text:style-name="T1"/></text:p>
      <text:p text:style-name="P1"><text:span text:style-name="T1">For a City to issue bonds, it requires at least a TWO-THIRDS</text:span></text:p>
      <text:p text:style-name="P1"><text:span text:style-name="T1">MAJORITY of all veters, voting at an election held for that pur-</text:span></text:p>
      <text:p text:style-name="P1"><text:span text:style-name="T1">pose. } [</text:span></text:p>
      <text:p text:style-name="P1"><text:span text:style-name="T1"/></text:p>
      <text:p text:style-name="P1"><text:span text:style-name="T1">The City of Palos Verdes Estates, when incorporated, will own</text:span></text:p>
      <text:p text:style-name="P1"><text:span text:style-name="T1">outright—clear from indebtedness—all the community property</text:span></text:p>
      <text:p text:style-name="P1"><text:span text:style-name="T1">very few communities could dream of having and all any commu-</text:span></text:p>
      <text:p text:style-name="P1"><text:span text:style-name="T1">nity could wish for, and therefore would not need to borrow money</text:span></text:p>
      <text:p text:style-name="P1"><text:span text:style-name="T1">to puchase anything.</text:span></text:p>
      <text:p text:style-name="P1"><text:span text:style-name="T1"/></text:p>
      <text:p text:style-name="P1"><text:span text:style-name="T1">SCHOOLS</text:span></text:p>
      <text:p text:style-name="P1"><text:span text:style-name="T1"/></text:p>
      <text:p text:style-name="P1"><text:span text:style-name="T1">The operation and management by our local school board under</text:span></text:p>
      <text:p text:style-name="P1"><text:span text:style-name="T1">County supervision of our two elementary schools would continue as</text:span></text:p>
      <text:p text:style-name="P1"><text:span text:style-name="T1">in the past, under the present school district system. In the future,</text:span></text:p>
      <text:p text:style-name="P1"><text:span text:style-name="T1">if we become incorporated, it may be advisable and certainly morc</text:span></text:p>
      <text:p text:style-name="P1"><text:span text:style-name="T1">economical since we have no high schools of our own, to look into</text:span></text:p>
      <text:p text:style-name="P1"><text:span text:style-name="T1">the possibility of paying the tuition of our high school students at</text:span></text:p>
      <text:p text:style-name="P1"><text:span text:style-name="T1">Redondo and have a § .6782 County tax eliminated from our County</text:span></text:p>
      <text:p text:style-name="P1"><text:span text:style-name="T1">tax bills. With an assessed valuation of three millions for our City</text:span></text:p>
      <text:p text:style-name="P1"><text:span text:style-name="T1">of the Sixth Class—that same amount being in the Palos Verdes</text:span></text:p>
      <text:p text:style-name="P1"><text:span text:style-name="T1">School district at present—costs Palos Verdes taxpayers approxi-</text:span></text:p>
      <text:p text:style-name="P1"><text:span text:style-name="T1">mately $20,346 to send 49 children to Redondo High School an-</text:span></text:p>
      <text:p text:style-name="P1"><text:span text:style-name="T1">nually. The tuition at Redondo High School for outside students</text:span></text:p>
      <text:p text:style-name="P1"><text:span text:style-name="T1">is $88.00 per year. We could save $16,034, or cut our present por-</text:span></text:p>
      <text:p text:style-name="P1"><text:span text:style-name="T1">tion of our County tax bill § .49 per hundred assessed valuation.</text:span></text:p>
      <text:p text:style-name="P1"><text:span text:style-name="T1"/></text:p>
      <text:p text:style-name="P1"><text:span text:style-name="T1">This arrangement would not change the status of Roiling Hills</text:span></text:p>
      <text:p text:style-name="P1"><text:span text:style-name="T1">or Miraleste children, for they would continue as at present.</text:span></text:p>
      <text:p text:style-name="P1"><text:span text:style-name="T1"/></text:p>
      <text:p text:style-name="P1"><text:span text:style-name="T1">SEMI-PRIVATE PROPERTY</text:span></text:p>
      <text:p text:style-name="P1"><text:span text:style-name="T1">All portions of City Property which the citizens decide to be of</text:span></text:p>
      <text:p text:style-name="P1"><text:span text:style-name="T1">zemi-private nature, as golf course and swimming pool, could be</text:span></text:p>
      <text:p text:style-name="P1"><text:span text:style-name="T1">leased back to the Homes Association at a nominal rental for supei-</text:span></text:p>
      <text:p text:style-name="P1"><text:span text:style-name="T1">vision, for the City is permitted by law to lease while the Park Dis-</text:span></text:p>
      <text:p text:style-name="P1"><text:span text:style-name="T1">trict is not.</text:span></text:p>
      <text:p text:style-name="P1"><text:span text:style-name="T1"/></text:p>
      <text:p text:style-name="P1"><text:span text:style-name="T1">Page Thirteen</text:span></text:p>
      <text:p text:style-name="P1"><text:span text:style-name="T1">MIRALESTE</text:span></text:p>
      <text:p text:style-name="P1"><text:span text:style-name="T1"/></text:p>
      <text:p text:style-name="P1"><text:span text:style-name="T1">The citizens of the Miraleste section of Palos Verdes, adjoin-</text:span></text:p>
      <text:p text:style-name="P1"><text:span text:style-name="T1">ing San Pedro, realize that all Homes Association community prop-</text:span></text:p>
      <text:p text:style-name="P1"><text:span text:style-name="T1">erty now belongs to the State on account of delinquent taxes. They</text:span></text:p>
      <text:p text:style-name="P1"><text:span text:style-name="T1">have taken steps to repossess the park land and parkways in theil</text:span></text:p>
      <text:p text:style-name="P1"><text:span text:style-name="T1">section by petitioning the County Board of Supervisors for a Park</text:span></text:p>
      <text:p text:style-name="P1"><text:span text:style-name="T1">District to be formed within their boundaries. This is the most</text:span></text:p>
      <text:p text:style-name="P1"><text:span text:style-name="T1">logical thing for them to do since they are too small to incorporate</text:span></text:p>
      <text:p text:style-name="P1"><text:span text:style-name="T1">and their only problem is to reclaim their park lands and maintain</text:span></text:p>
      <text:p text:style-name="P1"><text:span text:style-name="T1">them.</text:span></text:p>
      <text:p text:style-name="P1"><text:span text:style-name="T1"/></text:p>
      <text:p text:style-name="P1"><text:span text:style-name="T1">They have received but little support from Palos Verdes Homes</text:span></text:p>
      <text:p text:style-name="P1"><text:span text:style-name="T1">Association taxes and don’t feel they should contribute to our prob-</text:span></text:p>
      <text:p text:style-name="P1"><text:span text:style-name="T1">lems. We therefore will lose their financial support, thereby reduc-</text:span></text:p>
      <text:p text:style-name="P1"><text:span text:style-name="T1">ing the present Homes Association revenue by one-eighth. They</text:span></text:p>
      <text:p text:style-name="P1"><text:span text:style-name="T1">will continue to depend upon the County patrol car for police pro-</text:span></text:p>
      <text:p text:style-name="P1"><text:span text:style-name="T1">tection and the County Forestry Service for fire protection in con-</text:span></text:p>
      <text:p text:style-name="P1"><text:span text:style-name="T1">junction with that offered by San Pedro.</text:span></text:p>
      <text:p text:style-name="P1"><text:span text:style-name="T1"/></text:p>
      <text:p text:style-name="P1"><text:span text:style-name="T1">DISADVANTAGES OF A CITY</text:span></text:p>
      <text:p text:style-name="P1"><text:span text:style-name="T1">Like all communities, and like all forms of governments,</text:span></text:p>
      <text:p text:style-name="P1"><text:span text:style-name="T1">whether unincorporated as Palos Verdes Estates, incorporated ais-</text:span></text:p>
      <text:p text:style-name="P1"><text:span text:style-name="T1">tricts, or an incorporated City, the people must be public minded,</text:span></text:p>
      <text:p text:style-name="P1"><text:span text:style-name="T1">public spirited enough to vote at elections for its officers and vote</text:span></text:p>
      <text:p text:style-name="P1"><text:span text:style-name="T1"/></text:p>
      <text:p text:style-name="P1"><text:span text:style-name="T1">intelligently for the entire benefit of the community and not for any</text:span></text:p>
      <text:p text:style-name="P1"><text:span text:style-name="T1">selfish desire, reward or profit,</text:span></text:p>
      <text:p text:style-name="P1"><text:span text:style-name="T1"/></text:p>
      <text:p text:style-name="P1"><text:span text:style-name="T1">CONCLUSIONS</text:span></text:p>
      <text:p text:style-name="P1"><text:span text:style-name="T1"/></text:p>
      <text:p text:style-name="P1"><text:span text:style-name="T1">A. A City of the Sixth Class can regain our community prop-</text:span></text:p>
      <text:p text:style-name="P1"><text:span text:style-name="T1">erty from the State. It is worth $1,500,000. It is what males</text:span></text:p>
      <text:p text:style-name="P1"><text:span text:style-name="T1">Palos Verdes the ideal residential community it is today. It could</text:span></text:p>
      <text:p text:style-name="P1"><text:span text:style-name="T1">not be purchased for any price in the future.</text:span></text:p>
      <text:p text:style-name="P1"><text:span text:style-name="T1"/></text:p>
      <text:p text:style-name="P1"><text:span text:style-name="T1">B. A City of the Sixth Class is economical, has reasonable lim-</text:span></text:p>
      <text:p text:style-name="P1"><text:span text:style-name="T1">its of equitable taxation, and has definite limits on sale of Shoreline</text:span></text:p>
      <text:p text:style-name="P1"><text:span text:style-name="T1">property and expenditures.</text:span></text:p>
      <text:p text:style-name="P1"><text:span text:style-name="T1"/></text:p>
      <text:p text:style-name="P1"><text:span text:style-name="T1">C. A City of the Sixth Class is a legal entity already established</text:span></text:p>
      <text:p text:style-name="P1"><text:span text:style-name="T1">by law and does not have to conduct expensive legal procedure to</text:span></text:p>
      <text:p text:style-name="P1"><text:span text:style-name="T1">establish the validity of its actions.</text:span></text:p>
      <text:p text:style-name="P1"><text:span text:style-name="T1"/></text:p>
      <text:p text:style-name="P1"><text:span text:style-name="T1">D. A City of the Sixth Class is democratic because it is repre-</text:span></text:p>
      <text:p text:style-name="P1"><text:span text:style-name="T1">sentative of the majority of people and cannot he controllad by</text:span></text:p>
      <text:p text:style-name="P1"><text:span text:style-name="T1">minority interests baving financial or selfish gains (heir goal,</text:span></text:p>
      <text:p text:style-name="P1"><text:span text:style-name="T1"/></text:p>
      <text:p text:style-name="P1"><text:span text:style-name="T1">E. A City of the Sixth Class is more economical, see page 18.</text:span></text:p>
      <text:p text:style-name="P1"><text:span text:style-name="T1"/></text:p>
      <text:p text:style-name="P1"><text:span text:style-name="T1">COMPARISON OF TAXES</text:span></text:p>
      <text:p text:style-name="P1"><text:span text:style-name="T1"/></text:p>
      <text:p text:style-name="P1"><text:span text:style-name="T1">I. The Palos Verdes Homes Association.</text:span></text:p>
      <text:p text:style-name="P1"><text:span text:style-name="T1"/></text:p>
      <text:p text:style-name="P1"><text:span text:style-name="T1">The maximum tax rate is $1.71 per $100 assessed valuation (the</text:span></text:p>
      <text:p text:style-name="P1"><text:span text:style-name="T1">old Los Angeles City rate) without any provision made for the re-</text:span></text:p>
      <text:p text:style-name="P1"><text:span text:style-name="T1">demption of $§42,000 of delinquent taxes.</text:span></text:p>
      <text:p text:style-name="P1"><text:span text:style-name="T1"/></text:p>
      <text:p text:style-name="P1"><text:span text:style-name="T1">1I. The District System.</text:span></text:p>
      <text:p text:style-name="P1"><text:span text:style-name="T1"/></text:p>
      <text:p text:style-name="P1"><text:span text:style-name="T1">The maximum rate under the combined governments of the Park</text:span></text:p>
      <text:p text:style-name="P1"><text:span text:style-name="T1">District.and Homes Association would be $ .50 for the Park District</text:span></text:p>
      <text:p text:style-name="P1"><text:span text:style-name="T1">and $1.71 for the Homes Association or a total of $2.21 per $100</text:span></text:p>
      <text:p text:style-name="P1"><text:span text:style-name="T1">assessed valuation on real and perscnal property.</text:span></text:p>
      <text:p text:style-name="P1"><text:span text:style-name="T1"/></text:p>
      <text:p text:style-name="P1"><text:span text:style-name="T1">III. The City of the Sixth Class.</text:span></text:p>
      <text:p text:style-name="P1"><text:span text:style-name="T1"/></text:p>
      <text:p text:style-name="P1"><text:span text:style-name="T1">The maximum rate will be $1.00 per $100 assessed valuation.</text:span></text:p>
      <text:p text:style-name="P1"><text:span text:style-name="T1">The Homes Association will then have no taxing power.</text:span></text:p>
      <text:p text:style-name="P1"><text:span text:style-name="T1"/></text:p>
      <text:p text:style-name="P1"><text:span text:style-name="T1">Page Fourteen</text:span></text:p>
      <text:p text:style-name="P1"><text:span text:style-name="T1"/></text:p>
      <text:p text:style-name="P1"><text:span text:style-name="T1">1.05</text:span></text:p>
      <text:p text:style-name="P1"><text:span text:style-name="T1"/></text:p>
      <text:p text:style-name="P1"><text:span text:style-name="T1">&lt; In e o</text:span></text:p>
      <text:p text:style-name="P1"><text:span text:style-name="T1">P S OeaR</text:span></text:p>
      <text:p text:style-name="P1"><text:span text:style-name="T1">0L 8BS VR</text:span></text:p>
      <text:p text:style-name="P1"><text:span text:style-name="T1">PROTI Dein</text:span></text:p>
      <text:p text:style-name="P1"><text:span text:style-name="T1">szw AN =010</text:span></text:p>
      <text:p text:style-name="P1"><text:span text:style-name="T1">”m Moan e</text:span></text:p>
      <text:p text:style-name="P1"><text:span text:style-name="T1">MmN</text:span></text:p>
      <text:p text:style-name="P1"><text:span text:style-name="T1">®wSIN</text:span></text:p>
      <text:p text:style-name="P1"><text:span text:style-name="T1">=</text:span></text:p>
      <text:p text:style-name="P1"><text:span text:style-name="T1">-</text:span></text:p>
      <text:p text:style-name="P1"><text:span text:style-name="T1">S See</text:span></text:p>
      <text:p text:style-name="P1"><text:span text:style-name="T1">S0 mawon</text:span></text:p>
      <text:p text:style-name="P1"><text:span text:style-name="T1">00 8% ‘Smaw</text:span></text:p>
      <text:p text:style-name="P1"><text:span text:style-name="T1">mtv-t A0 00 =0</text:span></text:p>
      <text:p text:style-name="P1"><text:span text:style-name="T1">*'o N s</text:span></text:p>
      <text:p text:style-name="P1"><text:span text:style-name="T1">s -</text:span></text:p>
      <text:p text:style-name="P1"><text:span text:style-name="T1">4 NN</text:span></text:p>
      <text:p text:style-name="P1"><text:span text:style-name="T1">w</text:span></text:p>
      <text:p text:style-name="P1"><text:span text:style-name="T1">P</text:span></text:p>
      <text:p text:style-name="P1"><text:span text:style-name="T1">N Socoo</text:span></text:p>
      <text:p text:style-name="P1"><text:span text:style-name="T1">2t oIS</text:span></text:p>
      <text:p text:style-name="P1"><text:span text:style-name="T1">pFPaml WMo</text:span></text:p>
      <text:p text:style-name="P1"><text:span text:style-name="T1">wzmv D 10</text:span></text:p>
      <text:p text:style-name="P1"><text:span text:style-name="T1">- - D</text:span></text:p>
      <text:p text:style-name="P1"><text:span text:style-name="T1">ooo_ [ ]</text:span></text:p>
      <text:p text:style-name="P1"><text:span text:style-name="T1">|</text:span></text:p>
      <text:p text:style-name="P1"><text:span text:style-name="T1">&gt;</text:span></text:p>
      <text:p text:style-name="P1"><text:span text:style-name="T1">2 &lt;</text:span></text:p>
      <text:p text:style-name="P1"><text:span text:style-name="T1">Pyt SO OSSO D</text:span></text:p>
      <text:p text:style-name="P1"><text:span text:style-name="T1">ooso whoD</text:span></text:p>
      <text:p text:style-name="P1"><text:span text:style-name="T1">R R SRR</text:span></text:p>
      <text:p text:style-name="P1"><text:span text:style-name="T1">sE8- mmow</text:span></text:p>
      <text:p text:style-name="P1"><text:span text:style-name="T1">mo K D=</text:span></text:p>
      <text:p text:style-name="P1"><text:span text:style-name="T1">&amp; PG</text:span></text:p>
      <text:p text:style-name="P1"><text:span text:style-name="T1">=] -</text:span></text:p>
      <text:p text:style-name="P1"><text:span text:style-name="T1">0 “</text:span></text:p>
      <text:p text:style-name="P1"><text:span text:style-name="T1">8</text:span></text:p>
      <text:p text:style-name="P1"><text:span text:style-name="T1">i</text:span></text:p>
      <text:p text:style-name="P1"><text:span text:style-name="T1">- h</text:span></text:p>
      <text:p text:style-name="P1"><text:span text:style-name="T1">Ll</text:span></text:p>
      <text:p text:style-name="P1"><text:span text:style-name="T1">S$8=oéoo</text:span></text:p>
      <text:p text:style-name="P1"><text:span text:style-name="T1">EIEER e</text:span></text:p>
      <text:p text:style-name="P1"><text:span text:style-name="T1">S</text:span></text:p>
      <text:p text:style-name="P1"><text:span text:style-name="T1">ﬁ=&gt;mﬁ )</text:span></text:p>
      <text:p text:style-name="P1"><text:span text:style-name="T1">o ] &gt;~</text:span></text:p>
      <text:p text:style-name="P1"><text:span text:style-name="T1">g2d ‘A=</text:span></text:p>
      <text:p text:style-name="P1"><text:span text:style-name="T1">*=o —</text:span></text:p>
      <text:p text:style-name="P1"><text:span text:style-name="T1">@ ¥</text:span></text:p>
      <text:p text:style-name="P1"><text:span text:style-name="T1">ﬁmm</text:span></text:p>
      <text:p text:style-name="P1"><text:span text:style-name="T1">—</text:span></text:p>
      <text:p text:style-name="P1"><text:span text:style-name="T1">0 o o</text:span></text:p>
      <text:p text:style-name="P1"><text:span text:style-name="T1">0 Somoo</text:span></text:p>
      <text:p text:style-name="P1"><text:span text:style-name="T1">soEST S</text:span></text:p>
      <text:p text:style-name="P1"><text:span text:style-name="T1">ak&lt;ﬂ o0</text:span></text:p>
      <text:p text:style-name="P1"><text:span text:style-name="T1">PV oo</text:span></text:p>
      <text:p text:style-name="P1"><text:span text:style-name="T1">|&gt;w</text:span></text:p>
      <text:p text:style-name="P1"><text:span text:style-name="T1">ot &amp;=</text:span></text:p>
      <text:p text:style-name="P1"><text:span text:style-name="T1">ngg 2o</text:span></text:p>
      <text:p text:style-name="P1"><text:span text:style-name="T1">i T</text:span></text:p>
      <text:p text:style-name="P1"><text:span text:style-name="T1">[- V= I</text:span></text:p>
      <text:p text:style-name="P1"><text:span text:style-name="T1"/></text:p>
      <text:p text:style-name="P1"><text:span text:style-name="T1">Assessed Value Real Estate</text:span></text:p>
      <text:p text:style-name="P1"><text:span text:style-name="T1"/></text:p>
      <text:p text:style-name="P1"><text:span text:style-name="T1">- |</text:span></text:p>
      <text:p text:style-name="P1"><text:span text:style-name="T1">1R</text:span></text:p>
      <text:p text:style-name="P1"><text:span text:style-name="T1">P"‘d</text:span></text:p>
      <text:p text:style-name="P1"><text:span text:style-name="T1">g8</text:span></text:p>
      <text:p text:style-name="P1"><text:span text:style-name="T1">]</text:span></text:p>
      <text:p text:style-name="P1"><text:span text:style-name="T1">-</text:span></text:p>
      <text:p text:style-name="P1"><text:span text:style-name="T1">588</text:span></text:p>
      <text:p text:style-name="P1"><text:span text:style-name="T1">w“ﬁ</text:span></text:p>
      <text:p text:style-name="P1"><text:span text:style-name="T1">EC«</text:span></text:p>
      <text:p text:style-name="P1"><text:span text:style-name="T1"/></text:p>
      <text:p text:style-name="P1"><text:span text:style-name="T1">U</text:span></text:p>
      <text:p text:style-name="P1"><text:span text:style-name="T1"/></text:p>
      <text:p text:style-name="P1"><text:span text:style-name="T1">52</text:span></text:p>
      <text:p text:style-name="P1"><text:span text:style-name="T1">ho“</text:span></text:p>
      <text:p text:style-name="P1"><text:span text:style-name="T1">890</text:span></text:p>
      <text:p text:style-name="P1"><text:span text:style-name="T1">EER</text:span></text:p>
      <text:p text:style-name="P1"><text:span text:style-name="T1">o</text:span></text:p>
      <text:p text:style-name="P1"><text:span text:style-name="T1"/></text:p>
      <text:p text:style-name="P1"><text:span text:style-name="T1">Ssm</text:span></text:p>
      <text:p text:style-name="P1"><text:span text:style-name="T1">“;h</text:span></text:p>
      <text:p text:style-name="P1"><text:span text:style-name="T1">&gt; 2</text:span></text:p>
      <text:p text:style-name="P1"><text:span text:style-name="T1">T8</text:span></text:p>
      <text:p text:style-name="P1"><text:span text:style-name="T1">gna</text:span></text:p>
      <text:p text:style-name="P1"><text:span text:style-name="T1">&amp;8</text:span></text:p>
      <text:p text:style-name="P1"><text:span text:style-name="T1">@9 @</text:span></text:p>
      <text:p text:style-name="P1"><text:span text:style-name="T1">un:</text:span></text:p>
      <text:p text:style-name="P1"><text:span text:style-name="T1">&lt;&lt;</text:span></text:p>
      <text:p text:style-name="P1"><text:span text:style-name="T1"/></text:p>
      <text:p text:style-name="P1"><text:span text:style-name="T1">Population</text:span></text:p>
      <text:p text:style-name="P1"><text:span text:style-name="T1">Tax Rate</text:span></text:p>
      <text:p text:style-name="P1"><text:span text:style-name="T1"/></text:p>
      <text:p text:style-name="P1"><text:span text:style-name="T1"><text:s/>$2,878,940</text:span></text:p>
      <text:p text:style-name="P1"><text:span text:style-name="T1"/></text:p>
      <text:p text:style-name="P1"><text:span text:style-name="T1">$56,718,515</text:span></text:p>
      <text:p text:style-name="P1"><text:span text:style-name="T1">480,175</text:span></text:p>
      <text:p text:style-name="P1"><text:span text:style-name="T1"/></text:p>
      <text:p text:style-name="P1"><text:span text:style-name="T1">$5,037,030</text:span></text:p>
      <text:p text:style-name="P1"><text:span text:style-name="T1"/></text:p>
      <text:p text:style-name="P1"><text:span text:style-name="T1">83,315</text:span></text:p>
      <text:p text:style-name="P1"><text:span text:style-name="T1"/></text:p>
      <text:p text:style-name="P1"><text:span text:style-name="T1">$2,100,480</text:span></text:p>
      <text:p text:style-name="P1"><text:span text:style-name="T1">$2,017,165</text:span></text:p>
      <text:p text:style-name="P1"><text:span text:style-name="T1"/></text:p>
      <text:p text:style-name="P1"><text:span text:style-name="T1">$3,102,320</text:span></text:p>
      <text:p text:style-name="P1"><text:span text:style-name="T1"/></text:p>
      <text:p text:style-name="P1"><text:span text:style-name="T1">o</text:span></text:p>
      <text:p text:style-name="P1"><text:span text:style-name="T1">-</text:span></text:p>
      <text:p text:style-name="P1"><text:span text:style-name="T1">R</text:span></text:p>
      <text:p text:style-name="P1"><text:span text:style-name="T1">@</text:span></text:p>
      <text:p text:style-name="P1"><text:span text:style-name="T1">=</text:span></text:p>
      <text:p text:style-name="P1"><text:span text:style-name="T1">o=</text:span></text:p>
      <text:p text:style-name="P1"><text:span text:style-name="T1">o</text:span></text:p>
      <text:p text:style-name="P1"><text:span text:style-name="T1">”</text:span></text:p>
      <text:p text:style-name="P1"><text:span text:style-name="T1">|</text:span></text:p>
      <text:p text:style-name="P1"><text:span text:style-name="T1">.</text:span></text:p>
      <text:p text:style-name="P1"><text:span text:style-name="T1">4</text:span></text:p>
      <text:p text:style-name="P1"><text:span text:style-name="T1"/></text:p>
      <text:p text:style-name="P1"><text:span text:style-name="T1">Less Property Exemptions.....</text:span></text:p>
      <text:p text:style-name="P1"><text:span text:style-name="T1"/></text:p>
      <text:p text:style-name="P1"><text:span text:style-name="T1">Total Assessed Value.....................</text:span></text:p>
      <text:p text:style-name="P1"><text:span text:style-name="T1">Grand Total</text:span></text:p>
      <text:p text:style-name="P1"><text:span text:style-name="T1"/></text:p>
      <text:p text:style-name="P1"><text:span text:style-name="T1">$5,037,030</text:span></text:p>
      <text:p text:style-name="P1"><text:span text:style-name="T1"/></text:p>
      <text:p text:style-name="P1"><text:span text:style-name="T1">2,249</text:span></text:p>
      <text:p text:style-name="P1"><text:span text:style-name="T1"/></text:p>
      <text:p text:style-name="P1"><text:span text:style-name="T1">$56,238,340</text:span></text:p>
      <text:p text:style-name="P1"><text:span text:style-name="T1">482 2,723</text:span></text:p>
      <text:p text:style-name="P1"><text:span text:style-name="T1"/></text:p>
      <text:p text:style-name="P1"><text:span text:style-name="T1">$3,102,320</text:span></text:p>
      <text:p text:style-name="P1"><text:span text:style-name="T1">2,668</text:span></text:p>
      <text:p text:style-name="P1"><text:span text:style-name="T1"/></text:p>
      <text:p text:style-name="P1"><text:span text:style-name="T1">REVENUE</text:span></text:p>
      <text:p text:style-name="P1"><text:span text:style-name="T1"/></text:p>
      <text:p text:style-name="P1"><text:span text:style-name="T1">2,399</text:span></text:p>
      <text:p text:style-name="P1"><text:span text:style-name="T1"/></text:p>
      <text:p text:style-name="P1"><text:span text:style-name="T1">$2,878,940</text:span></text:p>
      <text:p text:style-name="P1"><text:span text:style-name="T1"/></text:p>
      <text:p text:style-name="P1"><text:span text:style-name="T1">$2,878,940</text:span></text:p>
      <text:p text:style-name="P1"><text:span text:style-name="T1">2,617</text:span></text:p>
      <text:p text:style-name="P1"><text:span text:style-name="T1"/></text:p>
      <text:p text:style-name="P1"><text:span text:style-name="T1">Assessed Valuation per capita..............</text:span></text:p>
      <text:p text:style-name="P1"><text:span text:style-name="T1"/></text:p>
      <text:p text:style-name="P1"><text:span text:style-name="T1">SN ™HIONRWO™LON</text:span></text:p>
      <text:p text:style-name="P1"><text:span text:style-name="T1">AR eadeavSR</text:span></text:p>
      <text:p text:style-name="P1"><text:span text:style-name="T1">T O N 00 S 00 1B B O</text:span></text:p>
      <text:p text:style-name="P1"><text:span text:style-name="T1">HO® WD D DO WD</text:span></text:p>
      <text:p text:style-name="P1"><text:span text:style-name="T1">e e S D b b b g S</text:span></text:p>
      <text:p text:style-name="P1"><text:span text:style-name="T1">=N NLO MM</text:span></text:p>
      <text:p text:style-name="P1"><text:span text:style-name="T1">@B oW e</text:span></text:p>
      <text:p text:style-name="P1"><text:span text:style-name="T1">P</text:span></text:p>
      <text:p text:style-name="P1"><text:span text:style-name="T1">RO oCcoONSOHION</text:span></text:p>
      <text:p text:style-name="P1"><text:span text:style-name="T1">BNVSSIBIBREDS S ¥ =10</text:span></text:p>
      <text:p text:style-name="P1"><text:span text:style-name="T1">NSO SHWDSIH DD =</text:span></text:p>
      <text:p text:style-name="P1"><text:span text:style-name="T1">THWONDMWIr- 00D IO</text:span></text:p>
      <text:p text:style-name="P1"><text:span text:style-name="T1">D IBON IS B NIO D</text:span></text:p>
      <text:p text:style-name="P1"><text:span text:style-name="T1">b v rq N</text:span></text:p>
      <text:p text:style-name="P1"><text:span text:style-name="T1">N</text:span></text:p>
      <text:p text:style-name="P1"><text:span text:style-name="T1">L3</text:span></text:p>
      <text:p text:style-name="P1"><text:span text:style-name="T1">R SoNM ot-tei-</text:span></text:p>
      <text:p text:style-name="P1"><text:span text:style-name="T1">1T Somnm odwe</text:span></text:p>
      <text:p text:style-name="P1"><text:span text:style-name="T1">2L OSSO oSHB®</text:span></text:p>
      <text:p text:style-name="P1"><text:span text:style-name="T1">o&gt; B DmDBIn</text:span></text:p>
      <text:p text:style-name="P1"><text:span text:style-name="T1">R WO I~ v v 00</text:span></text:p>
      <text:p text:style-name="P1"><text:span text:style-name="T1">" O i O</text:span></text:p>
      <text:p text:style-name="P1"><text:span text:style-name="T1">v</text:span></text:p>
      <text:p text:style-name="P1"><text:span text:style-name="T1">= ccoo</text:span></text:p>
      <text:p text:style-name="P1"><text:span text:style-name="T1">e SsoeS</text:span></text:p>
      <text:p text:style-name="P1"><text:span text:style-name="T1">VY cocos</text:span></text:p>
      <text:p text:style-name="P1"><text:span text:style-name="T1">4 Soo o</text:span></text:p>
      <text:p text:style-name="P1"><text:span text:style-name="T1">- 201815</text:span></text:p>
      <text:p text:style-name="P1"><text:span text:style-name="T1">- )</text:span></text:p>
      <text:p text:style-name="P1"><text:span text:style-name="T1">Pos</text:span></text:p>
      <text:p text:style-name="P1"><text:span text:style-name="T1">= o &gt;</text:span></text:p>
      <text:p text:style-name="P1"><text:span text:style-name="T1">* .- *</text:span></text:p>
      <text:p text:style-name="P1"><text:span text:style-name="T1">) = =3</text:span></text:p>
      <text:p text:style-name="P1"><text:span text:style-name="T1">% S =3</text:span></text:p>
      <text:p text:style-name="P1"><text:span text:style-name="T1">© o S</text:span></text:p>
      <text:p text:style-name="P1"><text:span text:style-name="T1">) ©</text:span></text:p>
      <text:p text:style-name="P1"><text:span text:style-name="T1">™</text:span></text:p>
      <text:p text:style-name="P1"><text:span text:style-name="T1">= = o</text:span></text:p>
      <text:p text:style-name="P1"><text:span text:style-name="T1">it o =</text:span></text:p>
      <text:p text:style-name="P1"><text:span text:style-name="T1">) =) =3</text:span></text:p>
      <text:p text:style-name="P1"><text:span text:style-name="T1">N ™ =3</text:span></text:p>
      <text:p text:style-name="P1"><text:span text:style-name="T1">- u ~</text:span></text:p>
      <text:p text:style-name="P1"><text:span text:style-name="T1">o ~</text:span></text:p>
      <text:p text:style-name="P1"><text:span text:style-name="T1">-</text:span></text:p>
      <text:p text:style-name="P1"><text:span text:style-name="T1">o</text:span></text:p>
      <text:p text:style-name="P1"><text:span text:style-name="T1">11 e :</text:span></text:p>
      <text:p text:style-name="P1"><text:span text:style-name="T1">0 | ) H</text:span></text:p>
      <text:p text:style-name="P1"><text:span text:style-name="T1">- | .</text:span></text:p>
      <text:p text:style-name="P1"><text:span text:style-name="T1">tord : :</text:span></text:p>
      <text:p text:style-name="P1"><text:span text:style-name="T1">i :</text:span></text:p>
      <text:p text:style-name="P1"><text:span text:style-name="T1">L R e H</text:span></text:p>
      <text:p text:style-name="P1"><text:span text:style-name="T1">§ Lol o :</text:span></text:p>
      <text:p text:style-name="P1"><text:span text:style-name="T1">etk i</text:span></text:p>
      <text:p text:style-name="P1"><text:span text:style-name="T1">18 i g $</text:span></text:p>
      <text:p text:style-name="P1"><text:span text:style-name="T1">% | 2 H</text:span></text:p>
      <text:p text:style-name="P1"><text:span text:style-name="T1">:° H</text:span></text:p>
      <text:p text:style-name="P1"><text:span text:style-name="T1">g Qo :</text:span></text:p>
      <text:p text:style-name="P1"><text:span text:style-name="T1">Jadiaite i</text:span></text:p>
      <text:p text:style-name="P1"><text:span text:style-name="T1">£t = H</text:span></text:p>
      <text:p text:style-name="P1"><text:span text:style-name="T1">3 E“ i</text:span></text:p>
      <text:p text:style-name="P1"><text:span text:style-name="T1">s 0y :</text:span></text:p>
      <text:p text:style-name="P1"><text:span text:style-name="T1">b§ :3 y 3:</text:span></text:p>
      <text:p text:style-name="P1"><text:span text:style-name="T1">B0</text:span></text:p>
      <text:p text:style-name="P1"><text:span text:style-name="T1">W A e8 g</text:span></text:p>
      <text:p text:style-name="P1"><text:span text:style-name="T1">s38 g9 Bu</text:span></text:p>
      <text:p text:style-name="P1"><text:span text:style-name="T1">=R ' © gz</text:span></text:p>
      <text:p text:style-name="P1"><text:span text:style-name="T1">ol el B TRl Y</text:span></text:p>
      <text:p text:style-name="P1"><text:span text:style-name="T1">ey — )</text:span></text:p>
      <text:p text:style-name="P1"><text:span text:style-name="T1">o</text:span></text:p>
      <text:p text:style-name="P1"><text:span text:style-name="T1">oo SO am ~ 8</text:span></text:p>
      <text:p text:style-name="P1"><text:span text:style-name="T1">a3 fSov o</text:span></text:p>
      <text:p text:style-name="P1"><text:span text:style-name="T1">u,.sna e S</text:span></text:p>
      <text:p text:style-name="P1"><text:span text:style-name="T1">=°“B = SO’Q“0</text:span></text:p>
      <text:p text:style-name="P1"><text:span text:style-name="T1">@ SEESET e n 2</text:span></text:p>
      <text:p text:style-name="P1"><text:span text:style-name="T1">rE3zEEeRT s</text:span></text:p>
      <text:p text:style-name="P1"><text:span text:style-name="T1">Socas88EES8a</text:span></text:p>
      <text:p text:style-name="P1"><text:span text:style-name="T1">= =</text:span></text:p>
      <text:p text:style-name="P1"><text:span text:style-name="T1">SRERARCAR SRS</text:span></text:p>
      <text:p text:style-name="P1"><text:span text:style-name="T1"/></text:p>
      <text:p text:style-name="P1"><text:span text:style-name="T1">34.27</text:span></text:p>
      <text:p text:style-name="P1"><text:span text:style-name="T1"/></text:p>
      <text:p text:style-name="P1"><text:span text:style-name="T1">$856,791.26%*¢</text:span></text:p>
      <text:p text:style-name="P1"><text:span text:style-name="T1">no provision for delinquency,</text:span></text:p>
      <text:p text:style-name="P1"><text:span text:style-name="T1"/></text:p>
      <text:p text:style-name="P1"><text:span text:style-name="T1">$30,467.89***</text:span></text:p>
      <text:p text:style-name="P1"><text:span text:style-name="T1">16.47</text:span></text:p>
      <text:p text:style-name="P1"><text:span text:style-name="T1"/></text:p>
      <text:p text:style-name="P1"><text:span text:style-name="T1">5.53</text:span></text:p>
      <text:p text:style-name="P1"><text:span text:style-name="T1"/></text:p>
      <text:p text:style-name="P1"><text:span text:style-name="T1">$23,143.18%+*</text:span></text:p>
      <text:p text:style-name="P1"><text:span text:style-name="T1"/></text:p>
      <text:p text:style-name="P1"><text:span text:style-name="T1">$35,157.27**</text:span></text:p>
      <text:p text:style-name="P1"><text:span text:style-name="T1">29.29</text:span></text:p>
      <text:p text:style-name="P1"><text:span text:style-name="T1"/></text:p>
      <text:p text:style-name="P1"><text:span text:style-name="T1">-33.48</text:span></text:p>
      <text:p text:style-name="P1"><text:span text:style-name="T1"/></text:p>
      <text:p text:style-name="P1"><text:span text:style-name="T1">51.87</text:span></text:p>
      <text:p text:style-name="P1"><text:span text:style-name="T1">*Figures taken from Palos Verdes Homes Association revenue, expenditures and budget, October 4, 1939</text:span></text:p>
      <text:p text:style-name="P1"><text:span text:style-name="T1"/></text:p>
      <text:p text:style-name="P1"><text:span text:style-name="T1">$ 57,059.87* $40,183.60*</text:span></text:p>
      <text:p text:style-name="P1"><text:span text:style-name="T1"/></text:p>
      <text:p text:style-name="P1"><text:span text:style-name="T1">Royattlit par BRpits &amp; o oo</text:span></text:p>
      <text:p text:style-name="P1"><text:span text:style-name="T1"/></text:p>
      <text:p text:style-name="P1"><text:span text:style-name="T1">Total Receipts ......</text:span></text:p>
      <text:p text:style-name="P1"><text:span text:style-name="T1"/></text:p>
      <text:p text:style-name="P1"><text:span text:style-name="T1">Does not include crop returns of $5,400 ($4.50 per person).</text:span></text:p>
      <text:p text:style-name="P1"><text:span text:style-name="T1"/></text:p>
      <text:p text:style-name="P1"><text:span text:style-name="T1">***Figures taken from Financial Transaction, 1938, by State Controller.</text:span></text:p>
      <text:p text:style-name="P1"><text:span text:style-name="T1"/></text:p>
      <text:p text:style-name="P1"><text:span text:style-name="T1">**BEstimated budget for City of Sixth Class.</text:span></text:p>
      <text:p text:style-name="P1"><text:span text:style-name="T1">................................ soxe], juanburdg</text:span></text:p>
      <text:p text:style-name="P1"><text:span text:style-name="T1"/></text:p>
      <text:p text:style-name="P1"><text:span text:style-name="T1">6%°8¢ 0Z°9T c0'9 8C'LY c0'8¢</text:span></text:p>
      <text:p text:style-name="P1"><text:span text:style-name="T1">pue wonidwapay 1qa ‘saanjrpuedxsy</text:span></text:p>
      <text:p text:style-name="P1"><text:span text:style-name="T1">688 0z°9T 20°9 cege FI°L¥ “uondwepay 1ge(] PuB saanjipuadxy</text:span></text:p>
      <text:p text:style-name="P1"><text:span text:style-name="T1">T19°62 ge'cl z0'9 62°6C 720°0¢ DS - et R iy o e saanyrpuadxy Superado</text:span></text:p>
      <text:p text:style-name="P1"><text:span text:style-name="T1">L2°¥8 L1991 gce 6262 8v'€¢ LT et T TS e T ORUPAOH</text:span></text:p>
      <text:p text:style-name="P1"><text:span text:style-name="T1">00°6¥2°2¢ 00°€zLzc¢ 00°28F¢ 00°899°Z$ 00°66£2¢ 00°LT19°2 ST T uorjen[eA Ppassessy</text:span></text:p>
      <text:p text:style-name="P1"><text:span text:style-name="T1">SIITH U0}V yaed sS21D YIXIS ‘USSY SAWOH USSY SOWOH</text:span></text:p>
      <text:p text:style-name="P1"><text:span text:style-name="T1">Al1e9aeg 86T Oo[uadIN 10 K110 SODIDA SO[BJ SOPIDA SO[ed</text:span></text:p>
      <text:p text:style-name="P1"><text:span text:style-name="T1">8€6T 8661 198png 123PNg 0¥6T <text:s/>6E6T-8E6T</text:span></text:p>
      <text:p text:style-name="P1"><text:span text:style-name="T1">NOSIHVJAIWOD NOLLVINdOd VILIAYD HHd</text:span></text:p>
      <text:p text:style-name="P1"><text:span text:style-name="T1">DETAILED OPERATING EXPEN</text:span></text:p>
      <text:p text:style-name="P1"><text:span text:style-name="T1">1938-1939 1940 Budget s N</text:span></text:p>
      <text:p text:style-name="P1"><text:span text:style-name="T1">Palos Verdes Palos Verdes City of Menlo 1938 wsum</text:span></text:p>
      <text:p text:style-name="P1"><text:span text:style-name="T1">R S eV e Homes Assn. Homes Assn. Sixth Class e W»_.w Atherton M—«.mnw</text:span></text:p>
      <text:p text:style-name="P1"><text:span text:style-name="T1">Hxecutive Office b . ... 2. . .ok 2 . ,096.76 $ 1,157.78 10,303</text:span></text:p>
      <text:p text:style-name="P1"><text:span text:style-name="T1">Finance Oflice and Accoun NNWMMMW «W,WMWMM «w.moo.oo i : T</text:span></text:p>
      <text:p text:style-name="P1"><text:span text:style-name="T1">Law Office and Accounts 4,600.00 '600.00 1900.00 447.24 18250 ° ' 9,334.03</text:span></text:p>
      <text:p text:style-name="P1"><text:span text:style-name="T1">Other Offices ... 1,900.00 <text:s/>2,210.00 o o g =ere 1a80.9e 7,862.93</text:span></text:p>
      <text:p text:style-name="P1"><text:span text:style-name="T1">Elections ........ Teo el g 786.88 1,208.70 '818.58</text:span></text:p>
      <text:p text:style-name="P1"><text:span text:style-name="T1">Judicial (Court) paos 187.04 106.87 2,942.38</text:span></text:p>
      <text:p text:style-name="P1"><text:span text:style-name="T1">Genzral Government Building.......__... 885.00 920.00 woo.oe . 08,40 900.00 6,670.00</text:span></text:p>
      <text:p text:style-name="P1"><text:span text:style-name="T1">bornishy B Ry | 350.00 1,136.24 502.59 24,323.08</text:span></text:p>
      <text:p text:style-name="P1"><text:span text:style-name="T1">Police and Fire e 6,300.00 <text:s/>8,200.00 500 1,184.38 1,517.24</text:span></text:p>
      <text:p text:style-name="P1"><text:span text:style-name="T1">General Administration Streets ... LG AR 11,766.49 13,281.94 273,168.52</text:span></text:p>
      <text:p text:style-name="P1"><text:span text:style-name="T1">Charities g 3,037.74 2,100.00</text:span></text:p>
      <text:p text:style-name="P1"><text:span text:style-name="T1">Sanitation and Garbage . 3 000 = 13 1 : y 288.63 5,375.6</text:span></text:p>
      <text:p text:style-name="P1"><text:span text:style-name="T1">s by TR BT TNYPRED 8900 L 1A : 657.95 Bt v</text:span></text:p>
      <text:p text:style-name="P1"><text:span text:style-name="T1">P Y Y T : 513.88 - .6,288.35</text:span></text:p>
      <text:p text:style-name="P1"><text:span text:style-name="T1">m:mmﬁ Cleaning 5 8,704.26</text:span></text:p>
      <text:p text:style-name="P1"><text:span text:style-name="T1">treet Maintenance 180.0 * 2 18,2573</text:span></text:p>
      <text:p text:style-name="P1"><text:span text:style-name="T1">Street Lighting ... 475.00 $00.90 4180000 g 210891 790973</text:span></text:p>
      <text:p text:style-name="P1"><text:span text:style-name="T1">Street Structures . 10000 250.00 . 3,391.33 :</text:span></text:p>
      <text:p text:style-name="P1"><text:span text:style-name="T1">Owlysor L . . ? 210.97 4,789.45</text:span></text:p>
      <text:p text:style-name="P1"><text:span text:style-name="T1">PaaRRaEet. . . s ghg o NS pA 9.099.2 g mw.owm”u</text:span></text:p>
      <text:p text:style-name="P1"><text:span text:style-name="T1">Miscellaneous vats R 10,000.00 391.96 T 116,52 125,82 Y.</text:span></text:p>
      <text:p text:style-name="P1"><text:span text:style-name="T1">, 85.00 100.00 ,826.74</text:span></text:p>
      <text:p text:style-name="P1"><text:span text:style-name="T1">Country <text:s/>Chub ... f.agy 7,652.45 2.470.00 500.00 298.23 17,651.76</text:span></text:p>
      <text:p text:style-name="P1"><text:span text:style-name="T1">Swimming Culb 1,250.00 '300.00 3 _ 5</text:span></text:p>
      <text:p text:style-name="P1"><text:span text:style-name="T1">Education ... 5 21,408.49</text:span></text:p>
      <text:p text:style-name="P1"><text:span text:style-name="T1">General Fund g s 5 g</text:span></text:p>
      <text:p text:style-name="P1"><text:span text:style-name="T1">Transportation mwmwm WYL</text:span></text:p>
      <text:p text:style-name="P1"><text:span text:style-name="T1">(VR I VY P ——— e R 7T T ; .</text:span></text:p>
      <text:p text:style-name="P1"><text:span text:style-name="T1">Total Expenditures ... $ 44,558.66 $36,183.60 3 o .</text:span></text:p>
      <text:p text:style-name="P1"><text:span text:style-name="T1">........ 558. 183 157277 $25.164.85 _ . |</text:span></text:p>
      <text:p text:style-name="P1"><text:span text:style-name="T1">Expenditures per Capita ... $ 40.51 30 s - 3 D xe $28,388.10 $740,333.50</text:span></text:p>
      <text:p text:style-name="P1"><text:span text:style-name="T1">$ .02 $ 2029 § . go2 3 16,35~ g SST</text:span></text:p>
      <text:p text:style-name="P1"><text:span text:style-name="T1">T R</text:span></text:p>
      <text:p text:style-name="P1"><text:span text:style-name="T1"/></text:p>
      <text:p text:style-name="P1"><text:span text:style-name="T1">ECONOMY</text:span></text:p>
      <text:p text:style-name="P1"><text:span text:style-name="T1"/></text:p>
      <text:p text:style-name="P1"><text:span text:style-name="T1">A City government has been referred to as more expensive than</text:span></text:p>
      <text:p text:style-name="P1"><text:span text:style-name="T1">our present Homes Association government. Let us analyze a few</text:span></text:p>
      <text:p text:style-name="P1"><text:span text:style-name="T1">facts on operating expenses. See chart of budgets and expenditures,</text:span></text:p>
      <text:p text:style-name="P1"><text:span text:style-name="T1">page 16.</text:span></text:p>
      <text:p text:style-name="P1"><text:span text:style-name="T1"/></text:p>
      <text:p text:style-name="P1"><text:span text:style-name="T1">1. To operate the Homes Association government PER CAPITA</text:span></text:p>
      <text:p text:style-name="P1"><text:span text:style-name="T1">OF POPULATION during 1938-39, exclusive of back taxes, and debt</text:span></text:p>
      <text:p text:style-name="P1"><text:span text:style-name="T1">payments (golf club House improvements), it cost:</text:span></text:p>
      <text:p text:style-name="P1"><text:span text:style-name="T1"/></text:p>
      <text:p text:style-name="P1"><text:span text:style-name="T1">615 times more than Menlo Park, Population 4182,</text:span></text:p>
      <text:p text:style-name="P1"><text:span text:style-name="T1"/></text:p>
      <text:p text:style-name="P1"><text:span text:style-name="T1">2% times more than Atherton, Population 1850.</text:span></text:p>
      <text:p text:style-name="P1"><text:span text:style-name="T1"/></text:p>
      <text:p text:style-name="P1"><text:span text:style-name="T1">1 1/3 times more than Beverly Hills, Population 25,000,</text:span></text:p>
      <text:p text:style-name="P1"><text:span text:style-name="T1"/></text:p>
      <text:p text:style-name="P1"><text:span text:style-name="T1">3 times more than Huntingtbn Park, Population 35,000, (Larg-</text:span></text:p>
      <text:p text:style-name="P1"><text:span text:style-name="T1"/></text:p>
      <text:p text:style-name="P1"><text:span text:style-name="T1">est city of the Sixth Class in California.)</text:span></text:p>
      <text:p text:style-name="P1"><text:span text:style-name="T1"/></text:p>
      <text:p text:style-name="P1"><text:span text:style-name="T1">2 times more than Santa Ana, Population 36,500. (Largest city</text:span></text:p>
      <text:p text:style-name="P1"><text:span text:style-name="T1"/></text:p>
      <text:p text:style-name="P1"><text:span text:style-name="T1">of the Fiftn Ciass in California.)</text:span></text:p>
      <text:p text:style-name="P1"><text:span text:style-name="T1"/></text:p>
      <text:p text:style-name="P1"><text:span text:style-name="T1">If you wish to compare total cost per rerson with Beverly Hills,</text:span></text:p>
      <text:p text:style-name="P1"><text:span text:style-name="T1">including all yearly payments on bonds, ete, (Beverly Hills total</text:span></text:p>
      <text:p text:style-name="P1"><text:span text:style-name="T1">tax rate is only $1.05), with the Palos Verdes Homes Association</text:span></text:p>
      <text:p text:style-name="P1"><text:span text:style-name="T1">including operating, taxes and debt retirement, we find Palos Verdes</text:span></text:p>
      <text:p text:style-name="P1"><text:span text:style-name="T1">cost $58.05 per person and Beverly Hills $38.49 per person. Re-</text:span></text:p>
      <text:p text:style-name="P1"><text:span text:style-name="T1">member also Beverly Hills had to purchase its magnificent city hall,</text:span></text:p>
      <text:p text:style-name="P1"><text:span text:style-name="T1">its golf courses, swimming pool, parks, fire house and equipment,</text:span></text:p>
      <text:p text:style-name="P1"><text:span text:style-name="T1">etc., while Palos Verdes Homes Association is paying only for an</text:span></text:p>
      <text:p text:style-name="P1"><text:span text:style-name="T1">addition to our golf clubhouse—everything else was presented to</text:span></text:p>
      <text:p text:style-name="P1"><text:span text:style-name="T1">the Homes Association free, but raid for in the price of our lots.</text:span></text:p>
      <text:p text:style-name="P1"><text:span text:style-name="T1"/></text:p>
      <text:p text:style-name="P1"><text:span text:style-name="T1">2. The Palos Verdes Homes Association government COSTS</text:span></text:p>
      <text:p text:style-name="P1"><text:span text:style-name="T1"/></text:p>
      <text:p text:style-name="P1"><text:span text:style-name="T1">MORE to operate per person exclusive of delinquent tax payments</text:span></text:p>
      <text:p text:style-name="P1"><text:span text:style-name="T1">and debt payments in 1938-39 THAN 221 CITIES OF THE SIXTH</text:span></text:p>
      <text:p text:style-name="P1"><text:span text:style-name="T1"/></text:p>
      <text:p text:style-name="P1"><text:span text:style-name="T1">CLASS out of a total for California of 229 CITIES OF THE SIXTH</text:span></text:p>
      <text:p text:style-name="P1"><text:span text:style-name="T1">CLASS. The eight cities costing more were Emeryville and Vernon,</text:span></text:p>
      <text:p text:style-name="P1"><text:span text:style-name="T1">with low population, strictiy manufacturing communities, Signal</text:span></text:p>
      <text:p text:style-name="P1"><text:span text:style-name="T1">Hill, oil, Newport Beach, Seal Beach, Huntington Beach and San</text:span></text:p>
      <text:p text:style-name="P1"><text:span text:style-name="T1">'Clemente all amusement beach towns with a floating population,</text:span></text:p>
      <text:p text:style-name="P1"><text:span text:style-name="T1">and lastly Lawndale.</text:span></text:p>
      <text:p text:style-name="P1"><text:span text:style-name="T1"/></text:p>
      <text:p text:style-name="P1"><text:span text:style-name="T1">CONCLUSION</text:span></text:p>
      <text:p text:style-name="P1"><text:span text:style-name="T1">- A City for Palos Verdes Estates with a single tax of $1.00 per</text:span></text:p>
      <text:p text:style-name="P1"><text:span text:style-name="T1">~ $100 assessed valuation, and the present Homes Association shorn</text:span></text:p>
      <text:p text:style-name="P1"><text:span text:style-name="T1">~ of its taxing power but functioning as to restrictions, maintained</text:span></text:p>
      <text:p text:style-name="P1"><text:span text:style-name="T1">by:crop rental money of approximately $5400 yearly, would unques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5</meta:generator>
  </office:meta>
</office:document-meta>
</file>